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539204.7815822" calcext:value-type="float">
            <text:p><text:s/>38,539,205 <text:s/></text:p>
          </table:table-cell>
          <table:table-cell table:style-name="ce42" office:value-type="float" office:value="3163865.36" calcext:value-type="float">
            <text:p><text:s/>3,163,865 <text:s/></text:p>
          </table:table-cell>
          <table:table-cell table:style-name="ce42" office:value-type="float" office:value="31280734.19936" calcext:value-type="float">
            <text:p><text:s/>31,280,734 <text:s/></text:p>
          </table:table-cell>
          <table:table-cell table:style-name="ce42" office:value-type="float" office:value="82420.7444444444" calcext:value-type="float">
            <text:p><text:s/>82,421 <text:s/></text:p>
          </table:table-cell>
          <table:table-cell table:style-name="ce42" office:value-type="float" office:value="3952800.36666667" calcext:value-type="float">
            <text:p><text:s/>3,952,8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384.1111111111" calcext:value-type="float">
            <text:p><text:s/>59,3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9823.6222222222" calcext:value-type="float">
            <text:p><text:s/>29,8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4.177777777778" calcext:value-type="float">
            <text:p><text:s/>7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69.4444444444" calcext:value-type="float">
            <text:p><text:s/>29,0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924286.166593592" calcext:value-type="float">
            <text:p><text:s/>-924,286 <text:s/></text:p>
          </table:table-cell>
          <table:table-cell table:style-name="ce42" office:value-type="float" office:value="-43290.6444444445" calcext:value-type="float">
            <text:p><text:s/>-43,291 <text:s/></text:p>
          </table:table-cell>
          <table:table-cell table:style-name="ce42" office:value-type="float" office:value="-785200.300116012" calcext:value-type="float">
            <text:p><text:s/>-785,200 <text:s/></text:p>
          </table:table-cell>
          <table:table-cell table:style-name="ce42" office:value-type="float" office:value="-14993.6222222222" calcext:value-type="float">
            <text:p><text:s/>-14,994 <text:s/></text:p>
          </table:table-cell>
          <table:table-cell table:style-name="ce42" office:value-type="float" office:value="-78513.3775886917" calcext:value-type="float">
            <text:p><text:s/>-78,5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288.22222222223" calcext:value-type="float">
            <text:p><text:s/>-2,2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433667.3259536" calcext:value-type="float">
            <text:p><text:s/>39,433,667 <text:s/></text:p>
          </table:table-cell>
          <table:table-cell table:style-name="ce43" office:value-type="float" office:value="3207156.00444444" calcext:value-type="float">
            <text:p><text:s/>3,207,156 <text:s/></text:p>
          </table:table-cell>
          <table:table-cell table:style-name="ce43" office:value-type="float" office:value="32065934.499476" calcext:value-type="float">
            <text:p><text:s/>32,065,934 <text:s/></text:p>
          </table:table-cell>
          <table:table-cell table:style-name="ce43" office:value-type="float" office:value="96660.1888888889" calcext:value-type="float">
            <text:p><text:s/>96,660 <text:s/></text:p>
          </table:table-cell>
          <table:table-cell table:style-name="ce43" office:value-type="float" office:value="4031313.74425536" calcext:value-type="float">
            <text:p><text:s/>4,031,31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602.8888888889" calcext:value-type="float">
            <text:p><text:s/>32,60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76137.80726056" calcext:value-type="float">
            <text:p><text:s/>276,138 <text:s/></text:p>
          </table:table-cell>
          <table:table-cell table:style-name="ce43" office:value-type="float" office:value="313337.653333333" calcext:value-type="float">
            <text:p><text:s/>313,338 <text:s/></text:p>
          </table:table-cell>
          <table:table-cell table:style-name="ce43" office:value-type="float" office:value="137519.124806224" calcext:value-type="float">
            <text:p><text:s/>137,519 <text:s/></text:p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-91884.081990108" calcext:value-type="float">
            <text:p><text:s/>-91,88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82834.888888889" calcext:value-type="float">
            <text:p><text:s/>-82,83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558832.1335714" calcext:value-type="float">
            <text:p><text:s/>37,558,832 <text:s/></text:p>
          </table:table-cell>
          <table:table-cell table:style-name="ce42" office:value-type="float" office:value="2893818.35111111" calcext:value-type="float">
            <text:p><text:s/>2,893,818 <text:s/></text:p>
          </table:table-cell>
          <table:table-cell table:style-name="ce42" office:value-type="float" office:value="27589077.7217704" calcext:value-type="float">
            <text:p><text:s/>27,589,0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3197.82624547" calcext:value-type="float">
            <text:p><text:s/>4,123,1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7973.11111111" calcext:value-type="float">
            <text:p><text:s/>2,517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09647.29333333" calcext:value-type="float">
            <text:p><text:s/>4,009,647 <text:s/></text:p>
          </table:table-cell>
          <table:table-cell table:style-name="ce42" office:value-type="float" office:value="2816669.40666667" calcext:value-type="float">
            <text:p><text:s/>2,816,669 <text:s/></text:p>
          </table:table-cell>
          <table:table-cell table:style-name="ce42" office:value-type="float" office:value="1192977.88666667" calcext:value-type="float">
            <text:p><text:s/>1,192,9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109890.04888889" calcext:value-type="float">
            <text:p><text:s/>3,109,890 <text:s/></text:p>
          </table:table-cell>
          <table:table-cell table:style-name="ce42" office:value-type="float" office:value="77148.9444444444" calcext:value-type="float">
            <text:p><text:s/>77,149 <text:s/></text:p>
          </table:table-cell>
          <table:table-cell table:style-name="ce42" office:value-type="float" office:value="514767.993333333" calcext:value-type="float">
            <text:p><text:s/>514,7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7973.11111111" calcext:value-type="float">
            <text:p><text:s/>2,517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172652.3907264" calcext:value-type="float">
            <text:p><text:s/>21,172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31922.475592" calcext:value-type="float">
            <text:p><text:s/>17,231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40729.91513436" calcext:value-type="float">
            <text:p><text:s/>3,940,7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31520.604444444" calcext:value-type="float">
            <text:p><text:s/>731,5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520.604444444" calcext:value-type="float">
            <text:p><text:s/>731,5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535121.79617841" calcext:value-type="float">
            <text:p><text:s/>8,535,12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917888.76173397" calcext:value-type="float">
            <text:p><text:s/>7,917,8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2467.911111111" calcext:value-type="float">
            <text:p><text:s/>182,4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076740.11211111" calcext:value-type="float">
            <text:p><text:s/>5,076,7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9162.77777778" calcext:value-type="float">
            <text:p><text:s/>2,969,1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076740.11211111" calcext:value-type="float">
            <text:p><text:s/>5,076,7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9162.77777778" calcext:value-type="float">
            <text:p><text:s/>2,969,1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75775.149333333" calcext:value-type="float">
            <text:p><text:s/>775,77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79056.888" calcext:value-type="float">
            <text:p><text:s/>379,0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96718.261333333" calcext:value-type="float">
            <text:p><text:s/>396,71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551.0911111111" calcext:value-type="float">
            <text:p><text:s/>15,55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096.4444444444" calcext:value-type="float">
            <text:p><text:s/>14,0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884111.25678825" calcext:value-type="float">
            <text:p><text:s/>5,884,11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39337.65289937" calcext:value-type="float">
            <text:p><text:s/>4,339,338 <text:s/></text:p>
          </table:table-cell>
          <table:table-cell table:style-name="ce44" office:value-type="float" office:value="96660.1888888889" calcext:value-type="float">
            <text:p><text:s/>96,66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52531" calcext:value-type="float">
            <text:p><text:s/>552,53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698777.17901048" calcext:value-type="float">
            <text:p><text:s/>5,698,7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39337.65289937" calcext:value-type="float">
            <text:p><text:s/>4,339,338 <text:s/></text:p>
          </table:table-cell>
          <table:table-cell table:style-name="ce44" office:value-type="float" office:value="35768.2222222222" calcext:value-type="float">
            <text:p><text:s/>35,76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8088.888888889" calcext:value-type="float">
            <text:p><text:s/>428,08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98777.17901048" calcext:value-type="float">
            <text:p><text:s/>5,698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39337.65289937" calcext:value-type="float">
            <text:p><text:s/>4,339,338 <text:s/></text:p>
          </table:table-cell>
          <table:table-cell table:style-name="ce42" office:value-type="float" office:value="35768.2222222222" calcext:value-type="float">
            <text:p><text:s/>35,7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088.888888889" calcext:value-type="float">
            <text:p><text:s/>428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77130.224027332" calcext:value-type="float">
            <text:p><text:s/>177,1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130.224027332" calcext:value-type="float">
            <text:p><text:s/>177,1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25865.286408318" calcext:value-type="float">
            <text:p><text:s/>325,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865.286408318" calcext:value-type="float">
            <text:p><text:s/>325,8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07975.19759564" calcext:value-type="float">
            <text:p><text:s/>2,107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5080.93092897" calcext:value-type="float">
            <text:p><text:s/>2,105,0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48591.34658626" calcext:value-type="float">
            <text:p><text:s/>1,448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8591.34658626" calcext:value-type="float">
            <text:p><text:s/>1,448,5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4594.0025372395" calcext:value-type="float">
            <text:p>( 44,59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4594.0025372395" calcext:value-type="float">
            <text:p>( 44,59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03997.34404902" calcext:value-type="float">
            <text:p>( 1,403,99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03997.34404902" calcext:value-type="float">
            <text:p>( 1,403,9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04110.481159773" calcext:value-type="float">
            <text:p><text:s/>504,1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4110.481159773" calcext:value-type="float">
            <text:p><text:s/>504,1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1453.589369609" calcext:value-type="float">
            <text:p><text:s/>151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453.589369609" calcext:value-type="float">
            <text:p><text:s/>151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819.78048" calcext:value-type="float">
            <text:p><text:s/>3,82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925.513813333333" calcext:value-type="float">
            <text:p><text:s/>92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13534.98008889" calcext:value-type="float">
            <text:p><text:s/>1,613,5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3534.98008889" calcext:value-type="float">
            <text:p><text:s/>1,613,5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47302.33699556" calcext:value-type="float">
            <text:p><text:s/>1,347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7302.33699556" calcext:value-type="float">
            <text:p><text:s/>1,347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6232.643093333" calcext:value-type="float">
            <text:p><text:s/>266,2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232.643093333" calcext:value-type="float">
            <text:p><text:s/>266,2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59583.03821778" calcext:value-type="float">
            <text:p><text:s/>1,359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7.77877333333" calcext:value-type="float">
            <text:p><text:s/>3,038 <text:s/></text:p>
          </table:table-cell>
          <table:table-cell table:style-name="ce42" office:value-type="float" office:value="35768.2222222222" calcext:value-type="float">
            <text:p><text:s/>35,7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088.888888889" calcext:value-type="float">
            <text:p><text:s/>428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58280.36173778" calcext:value-type="float">
            <text:p><text:s/>1,358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5.10229333333" calcext:value-type="float">
            <text:p><text:s/>1,735 <text:s/></text:p>
          </table:table-cell>
          <table:table-cell table:style-name="ce42" office:value-type="float" office:value="35768.2222222222" calcext:value-type="float">
            <text:p><text:s/>35,7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088.888888889" calcext:value-type="float">
            <text:p><text:s/>428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02.67648" calcext:value-type="float">
            <text:p><text:s/>1,3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2.67648" calcext:value-type="float">
            <text:p><text:s/>1,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14688.452672523" calcext:value-type="float">
            <text:p><text:s/>114,6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688.452672523" calcext:value-type="float">
            <text:p><text:s/>114,6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85334.077777778" calcext:value-type="float">
            <text:p><text:s/>185,3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891.9666666667" calcext:value-type="float">
            <text:p><text:s/>60,8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442.111111111" calcext:value-type="float">
            <text:p><text:s/>124,4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85334.077777778" calcext:value-type="float">
            <text:p><text:s/>185,3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891.9666666667" calcext:value-type="float">
            <text:p><text:s/>60,8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442.111111111" calcext:value-type="float">
            <text:p><text:s/>124,4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714714.503233" calcext:value-type="float">
            <text:p><text:s/>120,714,7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010609.490638" calcext:value-type="float">
            <text:p><text:s/>102,010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04105.0125945" calcext:value-type="float">
            <text:p><text:s/>18,704,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211211.428" calcext:value-type="float">
            <text:p><text:s/>88,211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59198.4154055" calcext:value-type="float">
            <text:p><text:s/>71,759,1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52013.0125945" calcext:value-type="float">
            <text:p><text:s/>16,452,0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05266.400818" calcext:value-type="float">
            <text:p><text:s/>2,405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5266.400818" calcext:value-type="float">
            <text:p><text:s/>2,405,2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098236.674415" calcext:value-type="float">
            <text:p><text:s/>30,098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46144.674415" calcext:value-type="float">
            <text:p><text:s/>27,846,1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2092" calcext:value-type="float">
            <text:p><text:s/>2,252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0608128.523155" calcext:value-type="float">
            <text:p><text:s/>20,608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37918.523155" calcext:value-type="float">
            <text:p><text:s/>18,737,9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0210" calcext:value-type="float">
            <text:p><text:s/>1,870,2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0608128.523155" calcext:value-type="float">
            <text:p><text:s/>20,608,1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737918.523155" calcext:value-type="float">
            <text:p><text:s/>18,737,91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70210" calcext:value-type="float">
            <text:p><text:s/>1,870,2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2536.6189656908" calcext:value-type="float">
            <text:p><text:s/>72,537 <text:s/></text:p>
          </table:table-cell>
          <table:table-cell table:style-name="ce41" office:value-type="float" office:value="15996" calcext:value-type="float">
            <text:p><text:s/>15,996 <text:s/></text:p>
          </table:table-cell>
          <table:table-cell table:style-name="ce41" office:value-type="float" office:value="56540.6189656908" calcext:value-type="float">
            <text:p><text:s/>56,54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668284.7440425" calcext:value-type="float">
            <text:p><text:s/>71,668,285 <text:s/></text:p>
          </table:table-cell>
          <table:table-cell table:style-name="ce42" office:value-type="float" office:value="54878926" calcext:value-type="float">
            <text:p><text:s/>54,878,9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058.014" calcext:value-type="float">
            <text:p><text:s/>280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0611.72827" calcext:value-type="float">
            <text:p><text:s/>1,560,6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62575.802799" calcext:value-type="float">
            <text:p><text:s/>20,862,5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957.879" calcext:value-type="float">
            <text:p><text:s/>197,9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0866.53333333" calcext:value-type="float">
            <text:p><text:s/>1,830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968.88888889" calcext:value-type="float">
            <text:p><text:s/>1,948,9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615788.803036666" calcext:value-type="float">
            <text:p><text:s/>-615,789 <text:s/></text:p>
          </table:table-cell>
          <table:table-cell table:style-name="ce42" office:value-type="float" office:value="-389583" calcext:value-type="float">
            <text:p><text:s/>-389,5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47762" calcext:value-type="float">
            <text:p><text:s/>-0 <text:s/></text:p>
          </table:table-cell>
          <table:table-cell table:style-name="ce42" office:value-type="float" office:value="108284.43411" calcext:value-type="float">
            <text:p><text:s/>108,2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714198.9410236" calcext:value-type="float">
            <text:p><text:s/>47,714,199 <text:s/></text:p>
          </table:table-cell>
          <table:table-cell table:style-name="ce43" office:value-type="float" office:value="55284505" calcext:value-type="float">
            <text:p><text:s/>55,284,505 <text:s/></text:p>
          </table:table-cell>
          <table:table-cell table:style-name="ce43" office:value-type="float" office:value="56540.6189656908" calcext:value-type="float">
            <text:p><text:s/>56,541 <text:s/></text:p>
          </table:table-cell>
          <table:table-cell table:style-name="ce43" office:value-type="float" office:value="280058.014" calcext:value-type="float">
            <text:p><text:s/>280,058 <text:s/></text:p>
          </table:table-cell>
          <table:table-cell table:style-name="ce43" office:value-type="float" office:value="0.000000000047762" calcext:value-type="float">
            <text:p><text:s/>0 <text:s/></text:p>
          </table:table-cell>
          <table:table-cell table:style-name="ce43" office:value-type="float" office:value="1254369.41516" calcext:value-type="float">
            <text:p><text:s/>1,254,3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88049.19202222" calcext:value-type="float">
            <text:p><text:s/>6,388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775.2698" calcext:value-type="float">
            <text:p><text:s/>216,7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13" calcext:value-type="float">
            <text:p><text:s/>-0 <text:s/></text:p>
          </table:table-cell>
          <table:table-cell table:style-name="ce43" office:value-type="float" office:value="-0.0000000000069724" calcext:value-type="float">
            <text:p><text:s/>-0 <text:s/></text:p>
          </table:table-cell>
          <table:table-cell table:style-name="ce43" office:value-type="float" office:value="0.00000000000053617" calcext:value-type="float">
            <text:p><text:s/>0 <text:s/></text:p>
          </table:table-cell>
          <table:table-cell table:style-name="ce43" office:value-type="float" office:value="-845440.808973244" calcext:value-type="float">
            <text:p><text:s/>-845,441 <text:s/></text:p>
          </table:table-cell>
          <table:table-cell table:style-name="ce43" office:value-type="float" office:value="-167998" calcext:value-type="float">
            <text:p><text:s/>-167,99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256.05336457835" calcext:value-type="float">
            <text:p><text:s/>6,2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3787.333333333" calcext:value-type="float">
            <text:p><text:s/>113,787 <text:s/></text:p>
          </table:table-cell>
          <table:table-cell table:style-name="ce42" office:value-type="float" office:value="260681.773333333" calcext:value-type="float">
            <text:p><text:s/>260,682 <text:s/></text:p>
          </table:table-cell>
          <table:table-cell table:style-name="ce42" office:value-type="float" office:value="60296.0166666667" calcext:value-type="float">
            <text:p><text:s/>60,296 <text:s/></text:p>
          </table:table-cell>
          <table:table-cell table:style-name="ce42" office:value-type="float" office:value="58287964.6764851" calcext:value-type="float">
            <text:p><text:s/>58,287,965 <text:s/></text:p>
          </table:table-cell>
          <table:table-cell table:style-name="ce42" office:value-type="float" office:value="55452503" calcext:value-type="float">
            <text:p><text:s/>55,452,503 <text:s/></text:p>
          </table:table-cell>
          <table:table-cell table:style-name="ce42" office:value-type="float" office:value="56540.6189656908" calcext:value-type="float">
            <text:p><text:s/>56,541 <text:s/></text:p>
          </table:table-cell>
          <table:table-cell table:style-name="ce42" office:value-type="float" office:value="280058.014" calcext:value-type="float">
            <text:p><text:s/>280,058 <text:s/></text:p>
          </table:table-cell>
          <table:table-cell table:style-name="ce42" office:value-type="float" office:value="23578.6897817408" calcext:value-type="float">
            <text:p><text:s/>23,5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89101.6329657" calcext:value-type="float">
            <text:p><text:s/>55,789,102 <text:s/></text:p>
          </table:table-cell>
          <table:table-cell table:style-name="ce42" office:value-type="float" office:value="55452503" calcext:value-type="float">
            <text:p><text:s/>55,452,503 <text:s/></text:p>
          </table:table-cell>
          <table:table-cell table:style-name="ce42" office:value-type="float" office:value="56540.6189656908" calcext:value-type="float">
            <text:p><text:s/>56,541 <text:s/></text:p>
          </table:table-cell>
          <table:table-cell table:style-name="ce42" office:value-type="float" office:value="280058.014" calcext:value-type="float">
            <text:p><text:s/>280,0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6500.93333333" calcext:value-type="float">
            <text:p><text:s/>1,616,5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60.5333333333" calcext:value-type="float">
            <text:p><text:s/>14,3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3787.333333333" calcext:value-type="float">
            <text:p><text:s/>113,787 <text:s/></text:p>
          </table:table-cell>
          <table:table-cell table:style-name="ce43" office:value-type="float" office:value="260681.773333333" calcext:value-type="float">
            <text:p><text:s/>260,682 <text:s/></text:p>
          </table:table-cell>
          <table:table-cell table:style-name="ce43" office:value-type="float" office:value="60296.0166666667" calcext:value-type="float">
            <text:p><text:s/>60,296 <text:s/></text:p>
          </table:table-cell>
          <table:table-cell table:style-name="ce43" office:value-type="float" office:value="868001.576852761" calcext:value-type="float">
            <text:p><text:s/>868,00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578.6897817408" calcext:value-type="float">
            <text:p><text:s/>23,57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93247.6" calcext:value-type="float">
            <text:p><text:s/>893,248 <text:s/></text:p>
          </table:table-cell>
          <table:table-cell table:style-name="ce42" office:value-type="float" office:value="1054994.36933333" calcext:value-type="float">
            <text:p><text:s/>1,054,994 <text:s/></text:p>
          </table:table-cell>
          <table:table-cell table:style-name="ce42" office:value-type="float" office:value="159335.365" calcext:value-type="float">
            <text:p><text:s/>159,335 <text:s/></text:p>
          </table:table-cell>
          <table:table-cell table:style-name="ce42" office:value-type="float" office:value="62154808.6879511" calcext:value-type="float">
            <text:p><text:s/>62,154,8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9945.80177778" calcext:value-type="float">
            <text:p><text:s/>1,529,946 <text:s/></text:p>
          </table:table-cell>
          <table:table-cell table:style-name="ce42" office:value-type="float" office:value="2116839.86151" calcext:value-type="float">
            <text:p><text:s/>2,116,8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93247.6" calcext:value-type="float">
            <text:p><text:s/>893,248 <text:s/></text:p>
          </table:table-cell>
          <table:table-cell table:style-name="ce42" office:value-type="float" office:value="1054994.36933333" calcext:value-type="float">
            <text:p><text:s/>1,054,994 <text:s/></text:p>
          </table:table-cell>
          <table:table-cell table:style-name="ce42" office:value-type="float" office:value="159335.365" calcext:value-type="float">
            <text:p><text:s/>159,335 <text:s/></text:p>
          </table:table-cell>
          <table:table-cell table:style-name="ce42" office:value-type="float" office:value="57114446.9708524" calcext:value-type="float">
            <text:p><text:s/>57,114,4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9945.80177778" calcext:value-type="float">
            <text:p><text:s/>1,529,946 <text:s/></text:p>
          </table:table-cell>
          <table:table-cell table:style-name="ce42" office:value-type="float" office:value="1830088.011078" calcext:value-type="float">
            <text:p><text:s/>1,830,0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040361.71709867" calcext:value-type="float">
            <text:p><text:s/>5,040,36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86751.850432" calcext:value-type="float">
            <text:p><text:s/>286,7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1095.2" calcext:value-type="float">
            <text:p><text:s/>161,095 <text:s/></text:p>
          </table:table-cell>
          <table:table-cell table:style-name="ce42" office:value-type="float" office:value="568117.967666667" calcext:value-type="float">
            <text:p><text:s/>568,118 <text:s/></text:p>
          </table:table-cell>
          <table:table-cell table:style-name="ce42" office:value-type="float" office:value="46561.9816666667" calcext:value-type="float">
            <text:p><text:s/>46,562 <text:s/></text:p>
          </table:table-cell>
          <table:table-cell table:style-name="ce42" office:value-type="float" office:value="2662910.79809735" calcext:value-type="float">
            <text:p><text:s/>2,662,9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6235.59324338" calcext:value-type="float">
            <text:p><text:s/>1,506,236 <text:s/></text:p>
          </table:table-cell>
          <table:table-cell table:style-name="ce42" office:value-type="float" office:value="47128.7145000274" calcext:value-type="float">
            <text:p><text:s/>47,1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0.8" calcext:value-type="float">
            <text:p><text:s/>1,9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1982.2" calcext:value-type="float">
            <text:p><text:s/>131,982 <text:s/></text:p>
          </table:table-cell>
          <table:table-cell table:style-name="ce42" office:value-type="float" office:value="200512.706333333" calcext:value-type="float">
            <text:p><text:s/>200,513 <text:s/></text:p>
          </table:table-cell>
          <table:table-cell table:style-name="ce42" office:value-type="float" office:value="46561.9816666667" calcext:value-type="float">
            <text:p><text:s/>46,562 <text:s/></text:p>
          </table:table-cell>
          <table:table-cell table:style-name="ce42" office:value-type="float" office:value="18784.2666666667" calcext:value-type="float">
            <text:p><text:s/>18,7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113" calcext:value-type="float">
            <text:p><text:s/>29,113 <text:s/></text:p>
          </table:table-cell>
          <table:table-cell table:style-name="ce42" office:value-type="float" office:value="367605.261333333" calcext:value-type="float">
            <text:p><text:s/>367,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.466666666667" calcext:value-type="float">
            <text:p><text:s/>3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7540.90704065" calcext:value-type="float">
            <text:p><text:s/>2,637,5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6235.59324338" calcext:value-type="float">
            <text:p><text:s/>1,506,236 <text:s/></text:p>
          </table:table-cell>
          <table:table-cell table:style-name="ce42" office:value-type="float" office:value="45023.69011" calcext:value-type="float">
            <text:p><text:s/>45,0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8.13333333333" calcext:value-type="float">
            <text:p><text:s/>2,1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59.2243900274" calcext:value-type="float">
            <text:p><text:s/>2,1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05.0243900274" calcext:value-type="float">
            <text:p><text:s/>2,1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178.45" calcext:value-type="float">
            <text:p><text:s/>1,178 <text:s/></text:p>
          </table:table-cell>
          <table:table-cell table:style-name="ce44" office:value-type="float" office:value="276.196666666667" calcext:value-type="float">
            <text:p><text:s/>27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18365.066666667" calcext:value-type="float">
            <text:p><text:s/>618,365 <text:s/></text:p>
          </table:table-cell>
          <table:table-cell table:style-name="ce44" office:value-type="float" office:value="225016.178333333" calcext:value-type="float">
            <text:p><text:s/>225,016 <text:s/></text:p>
          </table:table-cell>
          <table:table-cell table:style-name="ce44" office:value-type="float" office:value="52201.17" calcext:value-type="float">
            <text:p><text:s/>52,201 <text:s/></text:p>
          </table:table-cell>
          <table:table-cell table:style-name="ce44" office:value-type="float" office:value="43375523.7713433" calcext:value-type="float">
            <text:p><text:s/>43,375,52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1.518752656967" calcext:value-type="float">
            <text:p><text:s/>132 <text:s/></text:p>
          </table:table-cell>
          <table:table-cell table:style-name="ce44" office:value-type="float" office:value="3101049.23900539" calcext:value-type="float">
            <text:p><text:s/>3,101,0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18365.066666667" calcext:value-type="float">
            <text:p><text:s/>618,365 <text:s/></text:p>
          </table:table-cell>
          <table:table-cell table:style-name="ce44" office:value-type="float" office:value="225016.178333333" calcext:value-type="float">
            <text:p><text:s/>225,016 <text:s/></text:p>
          </table:table-cell>
          <table:table-cell table:style-name="ce44" office:value-type="float" office:value="52201.17" calcext:value-type="float">
            <text:p><text:s/>52,201 <text:s/></text:p>
          </table:table-cell>
          <table:table-cell table:style-name="ce44" office:value-type="float" office:value="20082625.1432798" calcext:value-type="float">
            <text:p><text:s/>20,082,62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1.518752656967" calcext:value-type="float">
            <text:p><text:s/>132 <text:s/></text:p>
          </table:table-cell>
          <table:table-cell table:style-name="ce44" office:value-type="float" office:value="2038209.76792539" calcext:value-type="float">
            <text:p><text:s/>2,038,2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18365.066666667" calcext:value-type="float">
            <text:p><text:s/>618,365 <text:s/></text:p>
          </table:table-cell>
          <table:table-cell table:style-name="ce42" office:value-type="float" office:value="225016.178333333" calcext:value-type="float">
            <text:p><text:s/>225,016 <text:s/></text:p>
          </table:table-cell>
          <table:table-cell table:style-name="ce42" office:value-type="float" office:value="52201.17" calcext:value-type="float">
            <text:p><text:s/>52,201 <text:s/></text:p>
          </table:table-cell>
          <table:table-cell table:style-name="ce42" office:value-type="float" office:value="4489903.52336992" calcext:value-type="float">
            <text:p><text:s/>4,489,9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.518752656967" calcext:value-type="float">
            <text:p><text:s/>132 <text:s/></text:p>
          </table:table-cell>
          <table:table-cell table:style-name="ce42" office:value-type="float" office:value="482360.49246" calcext:value-type="float">
            <text:p><text:s/>482,3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749.57148" calcext:value-type="float">
            <text:p><text:s/>58,7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42.57148" calcext:value-type="float">
            <text:p><text:s/>2,0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044.033389253" calcext:value-type="float">
            <text:p><text:s/>333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08.71279" calcext:value-type="float">
            <text:p><text:s/>7,6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505.105421675" calcext:value-type="float">
            <text:p><text:s/>569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3.14626" calcext:value-type="float">
            <text:p><text:s/>1,1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60.5568166667" calcext:value-type="float">
            <text:p><text:s/>39,3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6.69015" calcext:value-type="float">
            <text:p><text:s/>1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09.30791333333" calcext:value-type="float">
            <text:p><text:s/>7,8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37458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811.122032797" calcext:value-type="float">
            <text:p><text:s/>234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2.15528" calcext:value-type="float">
            <text:p><text:s/>1,9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35.73830666667" calcext:value-type="float">
            <text:p><text:s/>6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29.67164" calcext:value-type="float">
            <text:p><text:s/>3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894.26666666667" calcext:value-type="float">
            <text:p><text:s/>2,89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4386.66671387" calcext:value-type="float">
            <text:p><text:s/>1,564,3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.518752656967" calcext:value-type="float">
            <text:p><text:s/>132 <text:s/></text:p>
          </table:table-cell>
          <table:table-cell table:style-name="ce42" office:value-type="float" office:value="287981.13436" calcext:value-type="float">
            <text:p><text:s/>287,9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0681.15109067" calcext:value-type="float">
            <text:p><text:s/>1,120,6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439.57792" calcext:value-type="float">
            <text:p><text:s/>34,4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8389.124912952" calcext:value-type="float">
            <text:p>( 968,38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4439.57792" calcext:value-type="float">
            <text:p>( 34,44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1478.159511051" calcext:value-type="float">
            <text:p>( 151,47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13.866666666667" calcext:value-type="float">
            <text:p>( 81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272.590227453" calcext:value-type="float">
            <text:p><text:s/>141,2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.518752656967" calcext:value-type="float">
            <text:p><text:s/>1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997.502289084" calcext:value-type="float">
            <text:p><text:s/>38,9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894.26666666667" calcext:value-type="float">
            <text:p><text:s/>2,89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63435.423106667" calcext:value-type="float">
            <text:p><text:s/>263,43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53541.55644" calcext:value-type="float">
            <text:p><text:s/>253,5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194.636653333" calcext:value-type="float">
            <text:p><text:s/>206,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9.90332" calcext:value-type="float">
            <text:p><text:s/>2,3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136.4396833333" calcext:value-type="float">
            <text:p><text:s/>71,1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17.10635" calcext:value-type="float">
            <text:p><text:s/>2,01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5884.63087" calcext:value-type="float">
            <text:p><text:s/>95,88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407.83087" calcext:value-type="float">
            <text:p><text:s/>6,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072.04751" calcext:value-type="float">
            <text:p><text:s/>321,0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28.44751" calcext:value-type="float">
            <text:p><text:s/>15,0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07.2" calcext:value-type="float">
            <text:p><text:s/>58,5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564.84751" calcext:value-type="float">
            <text:p><text:s/>262,5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28.44751" calcext:value-type="float">
            <text:p><text:s/>15,0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460.30809333333" calcext:value-type="float">
            <text:p>( 7,4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221.37476" calcext:value-type="float">
            <text:p>( 7,22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4095.53172666667" calcext:value-type="float">
            <text:p>( 4,09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712.86506" calcext:value-type="float">
            <text:p>( 1,71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15470.8" calcext:value-type="float">
            <text:p><text:s/>615,471 <text:s/></text:p>
          </table:table-cell>
          <table:table-cell table:style-name="ce42" office:value-type="float" office:value="225016.178333333" calcext:value-type="float">
            <text:p><text:s/>225,016 <text:s/></text:p>
          </table:table-cell>
          <table:table-cell table:style-name="ce42" office:value-type="float" office:value="52201.17" calcext:value-type="float">
            <text:p><text:s/>52,201 <text:s/></text:p>
          </table:table-cell>
          <table:table-cell table:style-name="ce42" office:value-type="float" office:value="490305.00825" calcext:value-type="float">
            <text:p><text:s/>490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472.62425" calcext:value-type="float">
            <text:p><text:s/>20,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15470.8" calcext:value-type="float">
            <text:p><text:s/>615,471 <text:s/></text:p>
          </table:table-cell>
          <table:table-cell table:style-name="ce42" office:value-type="float" office:value="225016.178333333" calcext:value-type="float">
            <text:p><text:s/>225,016 <text:s/></text:p>
          </table:table-cell>
          <table:table-cell table:style-name="ce42" office:value-type="float" office:value="52201.17" calcext:value-type="float">
            <text:p><text:s/>52,201 <text:s/></text:p>
          </table:table-cell>
          <table:table-cell table:style-name="ce42" office:value-type="float" office:value="422261.688366667" calcext:value-type="float">
            <text:p><text:s/>422,2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86.2377" calcext:value-type="float">
            <text:p><text:s/>14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043.3198833333" calcext:value-type="float">
            <text:p><text:s/>68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86.38655" calcext:value-type="float">
            <text:p><text:s/>6,3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997.55828333333" calcext:value-type="float">
            <text:p>( 7,9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598.62495" calcext:value-type="float">
            <text:p>( 3,59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689.1613677778" calcext:value-type="float">
            <text:p><text:s/>78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81.78359" calcext:value-type="float">
            <text:p><text:s/>4,98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616.1059766667" calcext:value-type="float">
            <text:p><text:s/>10,6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81.43931" calcext:value-type="float">
            <text:p><text:s/>2,0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218.8077801" calcext:value-type="float">
            <text:p><text:s/>111,2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9.62212" calcext:value-type="float">
            <text:p><text:s/>2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195.5930344444" calcext:value-type="float">
            <text:p><text:s/>35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11.64859" calcext:value-type="float">
            <text:p><text:s/>4,3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074.631833333" calcext:value-type="float">
            <text:p><text:s/>129,0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4660.0985" calcext:value-type="float">
            <text:p><text:s/>114,6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2.906666666667" calcext:value-type="float">
            <text:p><text:s/>9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262.2981766667" calcext:value-type="float">
            <text:p><text:s/>82,2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3.53151" calcext:value-type="float">
            <text:p><text:s/>55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369.1534933333" calcext:value-type="float">
            <text:p><text:s/>43,3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85290.5257667" calcext:value-type="float">
            <text:p><text:s/>12,585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998.7062111111" calcext:value-type="float">
            <text:p><text:s/>94,9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766.2222222222" calcext:value-type="float">
            <text:p><text:s/>84,7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8384.5702111" calcext:value-type="float">
            <text:p><text:s/>12,198,3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998.7062111111" calcext:value-type="float">
            <text:p><text:s/>94,9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45.6" calcext:value-type="float">
            <text:p><text:s/>26,7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5394.133333333" calcext:value-type="float">
            <text:p><text:s/>275,3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350.473321111" calcext:value-type="float">
            <text:p><text:s/>420,3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.82621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781.1399877778" calcext:value-type="float">
            <text:p><text:s/>65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.82621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4569.333333333" calcext:value-type="float">
            <text:p><text:s/>354,5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5455.18703886" calcext:value-type="float">
            <text:p><text:s/>1,225,4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194.3092610867" calcext:value-type="float">
            <text:p><text:s/>99,1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750.620932198" calcext:value-type="float">
            <text:p><text:s/>584,7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097.8098210868" calcext:value-type="float">
            <text:p><text:s/>99,0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6.26666666667" calcext:value-type="float">
            <text:p><text:s/>6,1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27" calcext:value-type="float">
            <text:p><text:s/>12,0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00.9333333333" calcext:value-type="float">
            <text:p><text:s/>10,7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16.86666666667" calcext:value-type="float">
            <text:p><text:s/>7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550.266666667" calcext:value-type="float">
            <text:p><text:s/>461,5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3063.232773333" calcext:value-type="float">
            <text:p><text:s/>143,0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6.49944" calcext:value-type="float">
            <text:p><text:s/>9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61625.4337832" calcext:value-type="float">
            <text:p><text:s/>1,361,62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61625.4337832" calcext:value-type="float">
            <text:p><text:s/>1,361,6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92898.6280635" calcext:value-type="float">
            <text:p><text:s/>23,292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2839.47108" calcext:value-type="float">
            <text:p><text:s/>1,062,8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92898.6280635" calcext:value-type="float">
            <text:p><text:s/>23,292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2839.47108" calcext:value-type="float">
            <text:p><text:s/>1,062,8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498998.3377467" calcext:value-type="float">
            <text:p>( 19,498,9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62839.47108" calcext:value-type="float">
            <text:p>( 1,062,83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56146.698473" calcext:value-type="float">
            <text:p><text:s/>9,356,1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28.202683" calcext:value-type="float">
            <text:p><text:s/>110,0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26430.248" calcext:value-type="float">
            <text:p><text:s/>6,126,4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82.232497" calcext:value-type="float">
            <text:p><text:s/>37,1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2534.217976" calcext:value-type="float">
            <text:p><text:s/>3,192,5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28.202683" calcext:value-type="float">
            <text:p><text:s/>110,0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8723.293724" calcext:value-type="float">
            <text:p><text:s/>1,818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18723.293724" calcext:value-type="float">
            <text:p><text:s/>1,818,7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26212.8" calcext:value-type="float">
            <text:p><text:s/>12,126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389.992343377" calcext:value-type="float">
            <text:p><text:s/>131,390 <text:s/></text:p>
          </table:table-cell>
          <table:table-cell table:number-columns-repeated="2" table:style-name="ce42" office:value-type="float" office:value="4829121.26666667" calcext:value-type="float">
            <text:p><text:s/>4,829,1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5345.77777778" calcext:value-type="float">
            <text:p><text:s/>2,875,3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48968.88888889" calcext:value-type="float">
            <text:p><text:s/>1,948,9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07694.933333333" calcext:value-type="float">
            <text:p><text:s/>-207,695 <text:s/></text:p>
          </table:table-cell>
          <table:table-cell table:number-columns-repeated="2" table:style-name="ce42" office:value-type="float" office:value="61679.1933333334" calcext:value-type="float">
            <text:p><text:s/>61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32058.666666667" calcext:value-type="float">
            <text:p><text:s/>-132,059 <text:s/></text:p>
          </table:table-cell>
          <table:table-cell table:style-name="ce42" office:value-type="float" office:value="-1251.38888888889" calcext:value-type="float">
            <text:p><text:s/>-1,25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202517.74099" calcext:value-type="float">
            <text:p><text:s/>12,202,518 <text:s/></text:p>
          </table:table-cell>
          <table:table-cell table:number-columns-repeated="2" table:style-name="ce43" office:value-type="float" office:value="-4890800.46" calcext:value-type="float">
            <text:p><text:s/>-4,890,80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692256" calcext:value-type="float">
            <text:p><text:s/>-4,692,256 <text:s/></text:p>
          </table:table-cell>
          <table:table-cell table:style-name="ce43" office:value-type="float" office:value="1251.38888888889" calcext:value-type="float">
            <text:p><text:s/>1,2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58968.53333333" calcext:value-type="float">
            <text:p><text:s/>3,858,969 <text:s/></text:p>
          </table:table-cell>
          <table:table-cell table:number-columns-repeated="2" table:style-name="ce42" office:value-type="float" office:value="104240.933333333" calcext:value-type="float">
            <text:p><text:s/>104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6.88888888889" calcext:value-type="float">
            <text:p><text:s/>1,417 <text:s/></text:p>
          </table:table-cell>
          <table:table-cell table:style-name="ce42" office:value-type="float" office:value="11105.7777777778" calcext:value-type="float">
            <text:p><text:s/>11,106 <text:s/></text:p>
          </table:table-cell>
          <table:table-cell table:style-name="ce42" office:value-type="float" office:value="11.3333333333333" calcext:value-type="float">
            <text:p><text:s/>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92276.4590100443" calcext:value-type="float">
            <text:p><text:s/>-92,276 <text:s/></text:p>
          </table:table-cell>
          <table:table-cell table:number-columns-repeated="2" table:style-name="ce43" office:value-type="float" office:value="-103764.613333333" calcext:value-type="float">
            <text:p><text:s/>-103,7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416.88888888889" calcext:value-type="float">
            <text:p><text:s/>-1,417 <text:s/></text:p>
          </table:table-cell>
          <table:table-cell table:style-name="ce43" office:value-type="float" office:value="23590.2222222223" calcext:value-type="float">
            <text:p><text:s/>23,590 <text:s/></text:p>
          </table:table-cell>
          <table:table-cell table:style-name="ce43" office:value-type="float" office:value="-8500.94444444444" calcext:value-type="float">
            <text:p><text:s/>-8,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0333.2" calcext:value-type="float">
            <text:p><text:s/>10,000,333 <text:s/></text:p>
          </table:table-cell>
          <table:table-cell table:number-columns-repeated="2" table:style-name="ce42" office:value-type="float" office:value="13298725.18" calcext:value-type="float">
            <text:p><text:s/>13,298,7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98536" calcext:value-type="float">
            <text:p><text:s/>4,998,5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0333.2" calcext:value-type="float">
            <text:p><text:s/>10,000,333 <text:s/></text:p>
          </table:table-cell>
          <table:table-cell table:number-columns-repeated="2" table:style-name="ce42" office:value-type="float" office:value="8833315.42" calcext:value-type="float">
            <text:p><text:s/>8,833,3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98536" calcext:value-type="float">
            <text:p><text:s/>4,998,5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465409.76" calcext:value-type="float">
            <text:p><text:s/>4,465,4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29" calcext:value-type="float">
            <text:p><text:s/>4,3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99.6" calcext:value-type="float">
            <text:p><text:s/>2,2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18.13333333333" calcext:value-type="float">
            <text:p><text:s/>2,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1.2666666666667" calcext:value-type="float">
            <text:p><text:s/>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436158.8666667" calcext:value-type="float">
            <text:p><text:s/>18,436,159 <text:s/></text:p>
          </table:table-cell>
          <table:table-cell table:number-columns-repeated="2" table:style-name="ce44" office:value-type="float" office:value="8403119.4" calcext:value-type="float">
            <text:p><text:s/>8,403,11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1584" calcext:value-type="float">
            <text:p><text:s/>271,584 <text:s/></text:p>
          </table:table-cell>
          <table:table-cell table:style-name="ce44" office:value-type="float" office:value="9738.16666666667" calcext:value-type="float">
            <text:p><text:s/>9,73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403119.4" calcext:value-type="float">
            <text:p><text:s/>8,403,11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1584" calcext:value-type="float">
            <text:p><text:s/>271,584 <text:s/></text:p>
          </table:table-cell>
          <table:table-cell table:style-name="ce44" office:value-type="float" office:value="9738.16666666667" calcext:value-type="float">
            <text:p><text:s/>9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47.53333333333" calcext:value-type="float">
            <text:p><text:s/>6,8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.66666666667" calcext:value-type="float">
            <text:p><text:s/>1,067 <text:s/></text:p>
          </table:table-cell>
          <table:table-cell table:style-name="ce42" office:value-type="float" office:value="166.222222222222" calcext:value-type="float">
            <text:p><text:s/>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.3333333333333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7.6" calcext:value-type="float">
            <text:p><text:s/>8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.733333333333" calcext:value-type="float">
            <text:p><text:s/>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.6" calcext:value-type="float">
            <text:p><text:s/>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.6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15.6" calcext:value-type="float">
            <text:p>( 1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.8666666666667" calcext:value-type="float">
            <text:p><text:s/>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0" calcext:value-type="float">
            <text:p><text:s/>1,0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.5333333333333" calcext:value-type="float">
            <text:p><text:s/>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2.5333333333333" calcext:value-type="float">
            <text:p><text:s/>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.2" calcext:value-type="float">
            <text:p><text:s/>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.8" calcext:value-type="float">
            <text:p><text:s/>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8.733333333333" calcext:value-type="float">
            <text:p><text:s/>2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8.6" calcext:value-type="float">
            <text:p><text:s/>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0.1333333333333" calcext:value-type="float">
            <text:p><text:s/>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.9333333333333" calcext:value-type="float">
            <text:p><text:s/>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28.266666666667" calcext:value-type="float">
            <text:p><text:s/>1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6.8" calcext:value-type="float">
            <text:p><text:s/>4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90.73333333333" calcext:value-type="float">
            <text:p><text:s/>3,2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.611111111111" calcext:value-type="float">
            <text:p><text:s/>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6.133333333333" calcext:value-type="float">
            <text:p><text:s/>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8.266666666667" calcext:value-type="float">
            <text:p><text:s/>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8.333333333333" calcext:value-type="float">
            <text:p><text:s/>3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44476.556" calcext:value-type="float">
            <text:p><text:s/>8,344,4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66.2222222222" calcext:value-type="float">
            <text:p><text:s/>84,7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4766.2222222222" calcext:value-type="float">
            <text:p><text:s/>84,7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44476.556" calcext:value-type="float">
            <text:p><text:s/>8,344,4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53.044" calcext:value-type="float">
            <text:p><text:s/>7,7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53.044" calcext:value-type="float">
            <text:p><text:s/>7,7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042.2666666667" calcext:value-type="float">
            <text:p><text:s/>44,0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751.111111111" calcext:value-type="float">
            <text:p><text:s/>185,751 <text:s/></text:p>
          </table:table-cell>
          <table:table-cell table:style-name="ce42" office:value-type="float" office:value="9568.16666666667" calcext:value-type="float">
            <text:p><text:s/>9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372.94444444444" calcext:value-type="float">
            <text:p><text:s/>5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50.53333333333" calcext:value-type="float">
            <text:p><text:s/>8,5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97.8" calcext:value-type="float">
            <text:p><text:s/>2,9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717.1333333333" calcext:value-type="float">
            <text:p><text:s/>29,7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751.111111111" calcext:value-type="float">
            <text:p><text:s/>185,751 <text:s/></text:p>
          </table:table-cell>
          <table:table-cell table:style-name="ce42" office:value-type="float" office:value="3379.22222222222" calcext:value-type="float">
            <text:p><text:s/>3,3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770.73333333333" calcext:value-type="float">
            <text:p><text:s/>2,77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16" calcext:value-type="float">
            <text:p><text:s/>81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36158.8666667" calcext:value-type="float">
            <text:p><text:s/>18,436,1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36158.8666667" calcext:value-type="float">
            <text:p><text:s/>18,436,1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436158.8666667" calcext:value-type="float">
            <text:p>( 18,436,1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5372.8" calcext:value-type="float">
            <text:p><text:s/>945,3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768" calcext:value-type="float">
            <text:p><text:s/>298,768 <text:s/></text:p>
          </table:table-cell>
          <table:table-cell table:style-name="ce42" office:value-type="float" office:value="15756.6666666667" calcext:value-type="float">
            <text:p><text:s/>15,757 <text:s/></text:p>
          </table:table-cell>
          <table:table-cell table:style-name="ce42" office:value-type="float" office:value="1197096.04621696" calcext:value-type="float">
            <text:p><text:s/>1,197,096 <text:s/></text:p>
          </table:table-cell>
          <table:table-cell table:style-name="ce42" office:value-type="float" office:value="38920" calcext:value-type="float">
            <text:p><text:s/>38,920 <text:s/></text:p>
          </table:table-cell>
          <table:table-cell table:style-name="ce42" office:value-type="float" office:value="32085.6888888889" calcext:value-type="float">
            <text:p><text:s/>32,086 <text:s/></text:p>
          </table:table-cell>
          <table:table-cell table:style-name="ce42" office:value-type="float" office:value="294477" calcext:value-type="float">
            <text:p><text:s/>294,4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1191223.8666667" calcext:value-type="float">
            <text:p><text:s/>11,191,224 <text:s/></text:p>
          </table:table-cell>
          <table:table-cell table:style-name="ce42" office:value-type="float" office:value="632437.333333333" calcext:value-type="float">
            <text:p><text:s/>632,437 <text:s/></text:p>
          </table:table-cell>
          <table:table-cell table:style-name="ce42" office:value-type="float" office:value="52" calcext:value-type="float">
            <text:p><text:s/>52 <text:s/></text:p>
          </table:table-cell>
          <table:table-cell table:style-name="ce42" office:value-type="float" office:value="229081.6" calcext:value-type="float">
            <text:p><text:s/>229,082 <text:s/></text:p>
          </table:table-cell>
          <table:table-cell table:style-name="ce42" office:value-type="float" office:value="302838.888888889" calcext:value-type="float">
            <text:p><text:s/>302,839 <text:s/></text:p>
          </table:table-cell>
          <table:table-cell table:style-name="ce42" office:value-type="float" office:value="88789.5092334471" calcext:value-type="float">
            <text:p><text:s/>88,790 <text:s/></text:p>
          </table:table-cell>
          <table:table-cell table:style-name="ce42" office:value-type="float" office:value="20592" calcext:value-type="float">
            <text:p><text:s/>20,592 <text:s/></text:p>
          </table:table-cell>
          <table:table-cell table:style-name="ce42" office:value-type="float" office:value="309081.688888889" calcext:value-type="float">
            <text:p><text:s/>309,082 <text:s/></text:p>
          </table:table-cell>
          <table:table-cell table:style-name="ce42" office:value-type="float" office:value="54664" calcext:value-type="float">
            <text:p><text:s/>54,6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09496.933333333" calcext:value-type="float">
            <text:p><text:s/>209,497 <text:s/></text:p>
          </table:table-cell>
          <table:table-cell table:style-name="ce42" office:value-type="float" office:value="1619740.8" calcext:value-type="float">
            <text:p><text:s/>1,619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.8" calcext:value-type="float">
            <text:p><text:s/>1,6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06467.112933333" calcext:value-type="float">
            <text:p><text:s/>306,467 <text:s/></text:p>
          </table:table-cell>
          <table:table-cell table:style-name="ce42" office:value-type="float" office:value="-163120.176746666" calcext:value-type="float">
            <text:p><text:s/>-163,120 <text:s/></text:p>
          </table:table-cell>
          <table:table-cell table:style-name="ce42" office:value-type="float" office:value="-1270" calcext:value-type="float">
            <text:p><text:s/>-1,270 <text:s/></text:p>
          </table:table-cell>
          <table:table-cell table:style-name="ce42" office:value-type="float" office:value="81782.4" calcext:value-type="float">
            <text:p><text:s/>81,782 <text:s/></text:p>
          </table:table-cell>
          <table:table-cell table:style-name="ce42" office:value-type="float" office:value="-34740" calcext:value-type="float">
            <text:p><text:s/>-34,740 <text:s/></text:p>
          </table:table-cell>
          <table:table-cell table:style-name="ce42" office:value-type="float" office:value="-12307.9777777778" calcext:value-type="float">
            <text:p><text:s/>-12,308 <text:s/></text:p>
          </table:table-cell>
          <table:table-cell table:style-name="ce42" office:value-type="float" office:value="-165" calcext:value-type="float">
            <text:p><text:s/>-165 <text:s/></text:p>
          </table:table-cell>
          <table:table-cell table:style-name="ce42" office:value-type="float" office:value="-23976.8" calcext:value-type="float">
            <text:p><text:s/>-23,977 <text:s/></text:p>
          </table:table-cell>
          <table:table-cell table:style-name="ce42" office:value-type="float" office:value="-207834" calcext:value-type="float">
            <text:p><text:s/>-207,8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1707187.9129333" calcext:value-type="float">
            <text:p><text:s/>-11,707,188 <text:s/></text:p>
          </table:table-cell>
          <table:table-cell table:style-name="ce43" office:value-type="float" office:value="-1143685.15658667" calcext:value-type="float">
            <text:p><text:s/>-1,143,685 <text:s/></text:p>
          </table:table-cell>
          <table:table-cell table:style-name="ce43" office:value-type="float" office:value="1218" calcext:value-type="float">
            <text:p><text:s/>1,218 <text:s/></text:p>
          </table:table-cell>
          <table:table-cell table:style-name="ce43" office:value-type="float" office:value="-13724.8" calcext:value-type="float">
            <text:p><text:s/>-13,725 <text:s/></text:p>
          </table:table-cell>
          <table:table-cell table:style-name="ce43" office:value-type="float" office:value="-252342.222222222" calcext:value-type="float">
            <text:p><text:s/>-252,342 <text:s/></text:p>
          </table:table-cell>
          <table:table-cell table:style-name="ce43" office:value-type="float" office:value="1120614.51476129" calcext:value-type="float">
            <text:p><text:s/>1,120,615 <text:s/></text:p>
          </table:table-cell>
          <table:table-cell table:style-name="ce43" office:value-type="float" office:value="18493" calcext:value-type="float">
            <text:p><text:s/>18,493 <text:s/></text:p>
          </table:table-cell>
          <table:table-cell table:style-name="ce43" office:value-type="float" office:value="-253019.2" calcext:value-type="float">
            <text:p><text:s/>-253,019 <text:s/></text:p>
          </table:table-cell>
          <table:table-cell table:style-name="ce43" office:value-type="float" office:value="447647" calcext:value-type="float">
            <text:p><text:s/>447,6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86148.8" calcext:value-type="float">
            <text:p><text:s/>286,149 <text:s/></text:p>
          </table:table-cell>
          <table:table-cell table:style-name="ce42" office:value-type="float" office:value="1624019.2" calcext:value-type="float">
            <text:p><text:s/>1,624,019 <text:s/></text:p>
          </table:table-cell>
          <table:table-cell table:style-name="ce42" office:value-type="float" office:value="485" calcext:value-type="float">
            <text:p><text:s/>485 <text:s/></text:p>
          </table:table-cell>
          <table:table-cell table:style-name="ce42" office:value-type="float" office:value="20096" calcext:value-type="float">
            <text:p><text:s/>20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2.45555555556" calcext:value-type="float">
            <text:p><text:s/>1,0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779" calcext:value-type="float">
            <text:p><text:s/>263,7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35530.560666667" calcext:value-type="float">
            <text:p><text:s/>-135,531 <text:s/></text:p>
          </table:table-cell>
          <table:table-cell table:style-name="ce43" office:value-type="float" office:value="-365799.618216667" calcext:value-type="float">
            <text:p><text:s/>-365,8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4182.3427785773" calcext:value-type="float">
            <text:p><text:s/>64,182 <text:s/></text:p>
          </table:table-cell>
          <table:table-cell table:style-name="ce42" office:value-type="float" office:value="1861264.28557279" calcext:value-type="float">
            <text:p><text:s/>1,861,2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5882.408665819" calcext:value-type="float">
            <text:p><text:s/>545,882 <text:s/></text:p>
          </table:table-cell>
          <table:table-cell table:style-name="ce42" office:value-type="float" office:value="3955.31672049778" calcext:value-type="float">
            <text:p><text:s/>3,9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3320.1333333333" calcext:value-type="float">
            <text:p><text:s/>63,320 <text:s/></text:p>
          </table:table-cell>
          <table:table-cell table:style-name="ce42" office:value-type="float" office:value="1553180.8" calcext:value-type="float">
            <text:p><text:s/>1,553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60.5333333333" calcext:value-type="float">
            <text:p><text:s/>14,3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62.209445244" calcext:value-type="float">
            <text:p><text:s/>862 <text:s/></text:p>
          </table:table-cell>
          <table:table-cell table:style-name="ce43" office:value-type="float" office:value="293722.952239459" calcext:value-type="float">
            <text:p><text:s/>293,7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45882.408665819" calcext:value-type="float">
            <text:p><text:s/>545,882 <text:s/></text:p>
          </table:table-cell>
          <table:table-cell table:style-name="ce43" office:value-type="float" office:value="3955.31672049778" calcext:value-type="float">
            <text:p><text:s/>3,9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785487.8856" calcext:value-type="float">
            <text:p><text:s/>16,785,488 <text:s/></text:p>
          </table:table-cell>
          <table:table-cell table:style-name="ce42" office:value-type="float" office:value="9338550.17239667" calcext:value-type="float">
            <text:p><text:s/>9,338,550 <text:s/></text:p>
          </table:table-cell>
          <table:table-cell table:style-name="ce42" office:value-type="float" office:value="5937" calcext:value-type="float">
            <text:p><text:s/>5,937 <text:s/></text:p>
          </table:table-cell>
          <table:table-cell table:style-name="ce42" office:value-type="float" office:value="401762.133333333" calcext:value-type="float">
            <text:p><text:s/>401,762 <text:s/></text:p>
          </table:table-cell>
          <table:table-cell table:style-name="ce42" office:value-type="float" office:value="738195.555555556" calcext:value-type="float">
            <text:p><text:s/>738,196 <text:s/></text:p>
          </table:table-cell>
          <table:table-cell table:style-name="ce42" office:value-type="float" office:value="88271.4222222222" calcext:value-type="float">
            <text:p><text:s/>88,2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9589" calcext:value-type="float">
            <text:p><text:s/>1,329,589 <text:s/></text:p>
          </table:table-cell>
          <table:table-cell table:style-name="ce42" office:value-type="float" office:value="1522635.47555556" calcext:value-type="float">
            <text:p><text:s/>1,522,6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6645092.8989333" calcext:value-type="float">
            <text:p><text:s/>16,645,093 <text:s/></text:p>
          </table:table-cell>
          <table:table-cell table:style-name="ce42" office:value-type="float" office:value="9338550.17239667" calcext:value-type="float">
            <text:p><text:s/>9,338,550 <text:s/></text:p>
          </table:table-cell>
          <table:table-cell table:style-name="ce42" office:value-type="float" office:value="5937" calcext:value-type="float">
            <text:p><text:s/>5,937 <text:s/></text:p>
          </table:table-cell>
          <table:table-cell table:style-name="ce42" office:value-type="float" office:value="401762.133333333" calcext:value-type="float">
            <text:p><text:s/>401,762 <text:s/></text:p>
          </table:table-cell>
          <table:table-cell table:style-name="ce42" office:value-type="float" office:value="738195.555555556" calcext:value-type="float">
            <text:p><text:s/>738,196 <text:s/></text:p>
          </table:table-cell>
          <table:table-cell table:style-name="ce42" office:value-type="float" office:value="88271.4222222222" calcext:value-type="float">
            <text:p><text:s/>88,2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9589" calcext:value-type="float">
            <text:p><text:s/>1,329,589 <text:s/></text:p>
          </table:table-cell>
          <table:table-cell table:style-name="ce42" office:value-type="float" office:value="1374830.35555556" calcext:value-type="float">
            <text:p><text:s/>1,374,8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40394.986666667" calcext:value-type="float">
            <text:p><text:s/>140,39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7805.12" calcext:value-type="float">
            <text:p><text:s/>147,8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752.4" calcext:value-type="float">
            <text:p><text:s/>30,752 <text:s/></text:p>
          </table:table-cell>
          <table:table-cell table:style-name="ce42" office:value-type="float" office:value="561832.849073589" calcext:value-type="float">
            <text:p><text:s/>561,8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2657.969111959" calcext:value-type="float">
            <text:p><text:s/>502,658 <text:s/></text:p>
          </table:table-cell>
          <table:table-cell table:style-name="ce42" office:value-type="float" office:value="9971.43883505778" calcext:value-type="float">
            <text:p><text:s/>9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0.8" calcext:value-type="float">
            <text:p><text:s/>1,9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" calcext:value-type="float">
            <text:p><text:s/>28 <text:s/></text:p>
          </table:table-cell>
          <table:table-cell table:style-name="ce42" office:value-type="float" office:value="18756.2666666667" calcext:value-type="float">
            <text:p><text:s/>18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7.466666666667" calcext:value-type="float">
            <text:p><text:s/>3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0681.4666666667" calcext:value-type="float">
            <text:p><text:s/>30,681 <text:s/></text:p>
          </table:table-cell>
          <table:table-cell table:style-name="ce42" office:value-type="float" office:value="540768.315740256" calcext:value-type="float">
            <text:p><text:s/>540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2657.969111959" calcext:value-type="float">
            <text:p><text:s/>502,658 <text:s/></text:p>
          </table:table-cell>
          <table:table-cell table:style-name="ce42" office:value-type="float" office:value="9971.43883505778" calcext:value-type="float">
            <text:p><text:s/>9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42.9333333333333" calcext:value-type="float">
            <text:p><text:s/>4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32746.99055476" calcext:value-type="float">
            <text:p><text:s/>4,832,747 <text:s/></text:p>
          </table:table-cell>
          <table:table-cell table:style-name="ce44" office:value-type="float" office:value="4513548.29938029" calcext:value-type="float">
            <text:p><text:s/>4,513,548 <text:s/></text:p>
          </table:table-cell>
          <table:table-cell table:style-name="ce44" office:value-type="float" office:value="6670" calcext:value-type="float">
            <text:p><text:s/>6,670 <text:s/></text:p>
          </table:table-cell>
          <table:table-cell table:style-name="ce44" office:value-type="float" office:value="367941.333333333" calcext:value-type="float">
            <text:p><text:s/>367,941 <text:s/></text:p>
          </table:table-cell>
          <table:table-cell table:style-name="ce44" office:value-type="float" office:value="485853.333333333" calcext:value-type="float">
            <text:p><text:s/>485,853 <text:s/></text:p>
          </table:table-cell>
          <table:table-cell table:style-name="ce44" office:value-type="float" office:value="1207883.48142796" calcext:value-type="float">
            <text:p><text:s/>1,207,883 <text:s/></text:p>
          </table:table-cell>
          <table:table-cell table:style-name="ce44" office:value-type="float" office:value="18493" calcext:value-type="float">
            <text:p><text:s/>18,493 <text:s/></text:p>
          </table:table-cell>
          <table:table-cell table:style-name="ce44" office:value-type="float" office:value="28029.4222222222" calcext:value-type="float">
            <text:p><text:s/>28,029 <text:s/></text:p>
          </table:table-cell>
          <table:table-cell table:style-name="ce44" office:value-type="float" office:value="1692576.72" calcext:value-type="float">
            <text:p><text:s/>1,692,5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32746.99055476" calcext:value-type="float">
            <text:p><text:s/>4,832,747 <text:s/></text:p>
          </table:table-cell>
          <table:table-cell table:style-name="ce44" office:value-type="float" office:value="4513548.29938029" calcext:value-type="float">
            <text:p><text:s/>4,513,54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-0.000000000001" calcext:value-type="float">
            <text:p><text:s/>-0 <text:s/></text:p>
          </table:table-cell>
          <table:table-cell table:style-name="ce44" office:value-type="float" office:value="13547" calcext:value-type="float">
            <text:p><text:s/>13,5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7714.190554756" calcext:value-type="float">
            <text:p><text:s/>147,714 <text:s/></text:p>
          </table:table-cell>
          <table:table-cell table:style-name="ce42" office:value-type="float" office:value="3838069.89938028" calcext:value-type="float">
            <text:p><text:s/>3,838,0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1" calcext:value-type="float">
            <text:p><text:s/>-0 <text:s/></text:p>
          </table:table-cell>
          <table:table-cell table:style-name="ce42" office:value-type="float" office:value="13547" calcext:value-type="float">
            <text:p><text:s/>13,5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030.8" calcext:value-type="float">
            <text:p><text:s/>7,031 <text:s/></text:p>
          </table:table-cell>
          <table:table-cell table:style-name="ce42" office:value-type="float" office:value="49645.8666666667" calcext:value-type="float">
            <text:p><text:s/>49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616.66666666667" calcext:value-type="float">
            <text:p><text:s/>3,617 <text:s/></text:p>
          </table:table-cell>
          <table:table-cell table:style-name="ce42" office:value-type="float" office:value="320971.053932587" calcext:value-type="float">
            <text:p><text:s/>320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977.722599232" calcext:value-type="float">
            <text:p><text:s/>6,978 <text:s/></text:p>
          </table:table-cell>
          <table:table-cell table:style-name="ce42" office:value-type="float" office:value="561400.769895776" calcext:value-type="float">
            <text:p><text:s/>561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8.2666666666667" calcext:value-type="float">
            <text:p><text:s/>38 <text:s/></text:p>
          </table:table-cell>
          <table:table-cell table:style-name="ce42" office:value-type="float" office:value="37385.6" calcext:value-type="float">
            <text:p><text:s/>37,3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5.4666666666667" calcext:value-type="float">
            <text:p><text:s/>35 <text:s/></text:p>
          </table:table-cell>
          <table:table-cell table:style-name="ce42" office:value-type="float" office:value="7692.8" calcext:value-type="float">
            <text:p><text:s/>7,6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72.133333333333" calcext:value-type="float">
            <text:p><text:s/>572 <text:s/></text:p>
          </table:table-cell>
          <table:table-cell table:style-name="ce42" office:value-type="float" office:value="232106.10008613" calcext:value-type="float">
            <text:p><text:s/>232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82" calcext:value-type="float">
            <text:p><text:s/>182 <text:s/></text:p>
          </table:table-cell>
          <table:table-cell table:style-name="ce42" office:value-type="float" office:value="2116.26666666667" calcext:value-type="float">
            <text:p><text:s/>2,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7103.278003552" calcext:value-type="float">
            <text:p><text:s/>67,103 <text:s/></text:p>
          </table:table-cell>
          <table:table-cell table:style-name="ce42" office:value-type="float" office:value="1209128.468931" calcext:value-type="float">
            <text:p><text:s/>1,209,1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1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884.104084056" calcext:value-type="float">
            <text:p><text:s/>66,884 <text:s/></text:p>
          </table:table-cell>
          <table:table-cell table:style-name="ce42" office:value-type="float" office:value="1019341.86908661" calcext:value-type="float">
            <text:p><text:s/>1,019,3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1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989.97075072267" calcext:value-type="float">
            <text:p>( 2,990 <text:s/>)</text:p>
          </table:table-cell>
          <table:table-cell table:style-name="ce45" office:value-type="float" office:value="930943.976242229" calcext:value-type="float">
            <text:p>( 930,94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894.1333333333" calcext:value-type="float">
            <text:p>( 63,894 <text:s/>)</text:p>
          </table:table-cell>
          <table:table-cell table:style-name="ce45" office:value-type="float" office:value="87584.0261777173" calcext:value-type="float">
            <text:p>( 87,58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01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3.866666666667" calcext:value-type="float">
            <text:p>( 81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.32199945733333" calcext:value-type="float">
            <text:p><text:s/>1 <text:s/></text:p>
          </table:table-cell>
          <table:table-cell table:style-name="ce42" office:value-type="float" office:value="141139.749475339" calcext:value-type="float">
            <text:p><text:s/>141,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7.185253372" calcext:value-type="float">
            <text:p><text:s/>87 <text:s/></text:p>
          </table:table-cell>
          <table:table-cell table:style-name="ce42" office:value-type="float" office:value="38883.6503690453" calcext:value-type="float">
            <text:p><text:s/>38,8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30.666666666667" calcext:value-type="float">
            <text:p><text:s/>131 <text:s/></text:p>
          </table:table-cell>
          <table:table-cell table:style-name="ce46" office:value-type="float" office:value="9763.2" calcext:value-type="float">
            <text:p><text:s/>9,76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9069.2" calcext:value-type="float">
            <text:p><text:s/>9,069 <text:s/></text:p>
          </table:table-cell>
          <table:table-cell table:style-name="ce42" office:value-type="float" office:value="193706.666666667" calcext:value-type="float">
            <text:p><text:s/>193,7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0.5333333333333" calcext:value-type="float">
            <text:p><text:s/>21 <text:s/></text:p>
          </table:table-cell>
          <table:table-cell table:style-name="ce42" office:value-type="float" office:value="69076.2666666667" calcext:value-type="float">
            <text:p><text:s/>69,0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4.133333333333" calcext:value-type="float">
            <text:p><text:s/>124 <text:s/></text:p>
          </table:table-cell>
          <table:table-cell table:style-name="ce46" office:value-type="float" office:value="89330.1333333333" calcext:value-type="float">
            <text:p><text:s/>89,33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849.6" calcext:value-type="float">
            <text:p><text:s/>18,850 <text:s/></text:p>
          </table:table-cell>
          <table:table-cell table:style-name="ce42" office:value-type="float" office:value="287084.8" calcext:value-type="float">
            <text:p><text:s/>287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181.7333333333" calcext:value-type="float">
            <text:p><text:s/>17,182 <text:s/></text:p>
          </table:table-cell>
          <table:table-cell table:style-name="ce42" office:value-type="float" office:value="41226.6666666667" calcext:value-type="float">
            <text:p><text:s/>41,2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667.86666666667" calcext:value-type="float">
            <text:p><text:s/>1,668 <text:s/></text:p>
          </table:table-cell>
          <table:table-cell table:style-name="ce42" office:value-type="float" office:value="245858.133333333" calcext:value-type="float">
            <text:p><text:s/>245,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8.933333333333" calcext:value-type="float">
            <text:p>( 23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372.26666666667" calcext:value-type="float">
            <text:p>( 2,37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087.2" calcext:value-type="float">
            <text:p><text:s/>6,087 <text:s/></text:p>
          </table:table-cell>
          <table:table-cell table:style-name="ce42" office:value-type="float" office:value="449949.450666667" calcext:value-type="float">
            <text:p><text:s/>449,9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547" calcext:value-type="float">
            <text:p><text:s/>13,5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877.2" calcext:value-type="float">
            <text:p><text:s/>5,877 <text:s/></text:p>
          </table:table-cell>
          <table:table-cell table:style-name="ce42" office:value-type="float" office:value="388592.650666667" calcext:value-type="float">
            <text:p><text:s/>388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547" calcext:value-type="float">
            <text:p><text:s/>13,5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0" calcext:value-type="float">
            <text:p><text:s/>210 <text:s/></text:p>
          </table:table-cell>
          <table:table-cell table:style-name="ce42" office:value-type="float" office:value="61356.8" calcext:value-type="float">
            <text:p><text:s/>61,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398.93333333333" calcext:value-type="float">
            <text:p>( 4,39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826.933333333333" calcext:value-type="float">
            <text:p><text:s/>827 <text:s/></text:p>
          </table:table-cell>
          <table:table-cell table:style-name="ce42" office:value-type="float" office:value="72843.7333333333" calcext:value-type="float">
            <text:p><text:s/>72,8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13.6" calcext:value-type="float">
            <text:p><text:s/>314 <text:s/></text:p>
          </table:table-cell>
          <table:table-cell table:style-name="ce46" office:value-type="float" office:value="8092.8" calcext:value-type="float">
            <text:p><text:s/>8,09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376.709951972" calcext:value-type="float">
            <text:p><text:s/>10,377 <text:s/></text:p>
          </table:table-cell>
          <table:table-cell table:style-name="ce42" office:value-type="float" office:value="97515.675708128" calcext:value-type="float">
            <text:p><text:s/>97,5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950.4" calcext:value-type="float">
            <text:p><text:s/>4,950 <text:s/></text:p>
          </table:table-cell>
          <table:table-cell table:style-name="ce42" office:value-type="float" office:value="22483.2" calcext:value-type="float">
            <text:p><text:s/>22,4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3.2" calcext:value-type="float">
            <text:p><text:s/>193 <text:s/></text:p>
          </table:table-cell>
          <table:table-cell table:style-name="ce42" office:value-type="float" office:value="13715.2" calcext:value-type="float">
            <text:p><text:s/>13,7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40.48" calcext:value-type="float">
            <text:p><text:s/>340 <text:s/></text:p>
          </table:table-cell>
          <table:table-cell table:style-name="ce42" office:value-type="float" office:value="124.16" calcext:value-type="float">
            <text:p><text:s/>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1005.8666666667" calcext:value-type="float">
            <text:p><text:s/>11,006 <text:s/></text:p>
          </table:table-cell>
          <table:table-cell table:style-name="ce42" office:value-type="float" office:value="70331.7333333333" calcext:value-type="float">
            <text:p><text:s/>70,3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369.1534933333" calcext:value-type="float">
            <text:p><text:s/>43,36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880944.508" calcext:value-type="float">
            <text:p><text:s/>3,880,945 <text:s/></text:p>
          </table:table-cell>
          <table:table-cell table:style-name="ce42" office:value-type="float" office:value="180104.533333333" calcext:value-type="float">
            <text:p><text:s/>180,1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58909.308" calcext:value-type="float">
            <text:p><text:s/>3,758,9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6745.6" calcext:value-type="float">
            <text:p><text:s/>26,74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5289.6" calcext:value-type="float">
            <text:p><text:s/>95,290 <text:s/></text:p>
          </table:table-cell>
          <table:table-cell table:style-name="ce42" office:value-type="float" office:value="180104.533333333" calcext:value-type="float">
            <text:p><text:s/>180,1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90279.092" calcext:value-type="float">
            <text:p><text:s/>390,279 <text:s/></text:p>
          </table:table-cell>
          <table:table-cell table:style-name="ce42" office:value-type="float" office:value="22283.7333333333" calcext:value-type="float">
            <text:p><text:s/>22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4747.6253333333" calcext:value-type="float">
            <text:p><text:s/>54,748 <text:s/></text:p>
          </table:table-cell>
          <table:table-cell table:style-name="ce42" office:value-type="float" office:value="3245.86666666667" calcext:value-type="float">
            <text:p><text:s/>3,2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35531.466666667" calcext:value-type="float">
            <text:p><text:s/>335,531 <text:s/></text:p>
          </table:table-cell>
          <table:table-cell table:style-name="ce43" office:value-type="float" office:value="19037.8666666667" calcext:value-type="float">
            <text:p><text:s/>19,03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3809.2" calcext:value-type="float">
            <text:p><text:s/>413,809 <text:s/></text:p>
          </table:table-cell>
          <table:table-cell table:style-name="ce42" office:value-type="float" office:value="473090.133333333" calcext:value-type="float">
            <text:p><text:s/>473,0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0321.4666666667" calcext:value-type="float">
            <text:p><text:s/>90,321 <text:s/></text:p>
          </table:table-cell>
          <table:table-cell table:style-name="ce42" office:value-type="float" office:value="389958.4" calcext:value-type="float">
            <text:p><text:s/>389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44.66666666667" calcext:value-type="float">
            <text:p><text:s/>1,545 <text:s/></text:p>
          </table:table-cell>
          <table:table-cell table:style-name="ce42" office:value-type="float" office:value="4601.6" calcext:value-type="float">
            <text:p><text:s/>4,6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807.6" calcext:value-type="float">
            <text:p><text:s/>11,808 <text:s/></text:p>
          </table:table-cell>
          <table:table-cell table:style-name="ce42" office:value-type="float" office:value="213.333333333333" calcext:value-type="float">
            <text:p><text:s/>2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150.4" calcext:value-type="float">
            <text:p><text:s/>2,15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96.4" calcext:value-type="float">
            <text:p><text:s/>1,296 <text:s/></text:p>
          </table:table-cell>
          <table:table-cell table:style-name="ce42" office:value-type="float" office:value="2922.66666666667" calcext:value-type="float">
            <text:p><text:s/>2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8299.6" calcext:value-type="float">
            <text:p><text:s/>238,300 <text:s/></text:p>
          </table:table-cell>
          <table:table-cell table:style-name="ce42" office:value-type="float" office:value="4403.2" calcext:value-type="float">
            <text:p><text:s/>4,4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8389.0666666667" calcext:value-type="float">
            <text:p><text:s/>68,389 <text:s/></text:p>
          </table:table-cell>
          <table:table-cell table:style-name="ce43" office:value-type="float" office:value="70990.9333333333" calcext:value-type="float">
            <text:p><text:s/>70,99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0" calcext:value-type="float">
            <text:p><text:s/>6,670 <text:s/></text:p>
          </table:table-cell>
          <table:table-cell table:style-name="ce42" office:value-type="float" office:value="367941.333333333" calcext:value-type="float">
            <text:p><text:s/>367,941 <text:s/></text:p>
          </table:table-cell>
          <table:table-cell table:style-name="ce42" office:value-type="float" office:value="485853.333333333" calcext:value-type="float">
            <text:p><text:s/>485,853 <text:s/></text:p>
          </table:table-cell>
          <table:table-cell table:style-name="ce42" office:value-type="float" office:value="1207883.48142796" calcext:value-type="float">
            <text:p><text:s/>1,207,883 <text:s/></text:p>
          </table:table-cell>
          <table:table-cell table:style-name="ce42" office:value-type="float" office:value="18493" calcext:value-type="float">
            <text:p><text:s/>18,493 <text:s/></text:p>
          </table:table-cell>
          <table:table-cell table:style-name="ce42" office:value-type="float" office:value="28029.4222222222" calcext:value-type="float">
            <text:p><text:s/>28,029 <text:s/></text:p>
          </table:table-cell>
          <table:table-cell table:style-name="ce42" office:value-type="float" office:value="1679029.72" calcext:value-type="float">
            <text:p><text:s/>1,679,0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0" calcext:value-type="float">
            <text:p><text:s/>6,670 <text:s/></text:p>
          </table:table-cell>
          <table:table-cell table:style-name="ce42" office:value-type="float" office:value="367941.333333333" calcext:value-type="float">
            <text:p><text:s/>367,941 <text:s/></text:p>
          </table:table-cell>
          <table:table-cell table:style-name="ce42" office:value-type="float" office:value="485853.333333333" calcext:value-type="float">
            <text:p><text:s/>485,853 <text:s/></text:p>
          </table:table-cell>
          <table:table-cell table:style-name="ce42" office:value-type="float" office:value="1207883.48142796" calcext:value-type="float">
            <text:p><text:s/>1,207,883 <text:s/></text:p>
          </table:table-cell>
          <table:table-cell table:style-name="ce42" office:value-type="float" office:value="18493" calcext:value-type="float">
            <text:p><text:s/>18,493 <text:s/></text:p>
          </table:table-cell>
          <table:table-cell table:style-name="ce42" office:value-type="float" office:value="28029.4222222222" calcext:value-type="float">
            <text:p><text:s/>28,029 <text:s/></text:p>
          </table:table-cell>
          <table:table-cell table:style-name="ce42" office:value-type="float" office:value="1679029.72" calcext:value-type="float">
            <text:p><text:s/>1,679,0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3408.74783853" calcext:value-type="float">
            <text:p><text:s/>243,409 <text:s/></text:p>
          </table:table-cell>
          <table:table-cell table:style-name="ce42" office:value-type="float" office:value="7297672.03549347" calcext:value-type="float">
            <text:p><text:s/>7,297,6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030.780513" calcext:value-type="float">
            <text:p><text:s/>1,690,031 <text:s/></text:p>
          </table:table-cell>
          <table:table-cell table:style-name="ce42" office:value-type="float" office:value="15006.931945" calcext:value-type="float">
            <text:p><text:s/>15,0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0111.22849653" calcext:value-type="float">
            <text:p><text:s/>240,111 <text:s/></text:p>
          </table:table-cell>
          <table:table-cell table:style-name="ce42" office:value-type="float" office:value="5886319.01950347" calcext:value-type="float">
            <text:p><text:s/>5,886,3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82.232497" calcext:value-type="float">
            <text:p><text:s/>37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297.519342" calcext:value-type="float">
            <text:p><text:s/>3,298 <text:s/></text:p>
          </table:table-cell>
          <table:table-cell table:style-name="ce42" office:value-type="float" office:value="1374170.783493" calcext:value-type="float">
            <text:p><text:s/>1,374,1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030.780513" calcext:value-type="float">
            <text:p><text:s/>1,690,031 <text:s/></text:p>
          </table:table-cell>
          <table:table-cell table:style-name="ce42" office:value-type="float" office:value="15006.931945" calcext:value-type="float">
            <text:p><text:s/>15,0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558.122815" calcext:value-type="float">
            <text:p><text:s/>117,5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1165.170909" calcext:value-type="float">
            <text:p><text:s/>1,701,16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7558.122815" calcext:value-type="float">
            <text:p><text:s/>117,5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01165.170909" calcext:value-type="float">
            <text:p><text:s/>1,701,16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11697.777777778" calcext:value-type="float">
            <text:p><text:s/>311,69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37974.556164" calcext:value-type="float">
            <text:p><text:s/>1,637,975 <text:s/></text:p>
          </table:table-cell>
          <table:table-cell table:style-name="ce41" office:value-type="float" office:value="229863.874497333" calcext:value-type="float">
            <text:p><text:s/>229,864 <text:s/></text:p>
          </table:table-cell>
          <table:table-cell table:style-name="ce41" office:value-type="float" office:value="187819.219666667" calcext:value-type="float">
            <text:p><text:s/>187,819 <text:s/></text:p>
          </table:table-cell>
          <table:table-cell table:style-name="ce41" office:value-type="float" office:value="29430.1522666667" calcext:value-type="float">
            <text:p><text:s/>29,430 <text:s/></text:p>
          </table:table-cell>
          <table:table-cell table:style-name="ce41" office:value-type="float" office:value="12614.502564" calcext:value-type="float">
            <text:p><text:s/>12,615 <text:s/></text:p>
          </table:table-cell>
          <table:table-cell table:style-name="ce41" office:value-type="float" office:value="1408110.68166667" calcext:value-type="float">
            <text:p><text:s/>1,408,1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598852.5600362" calcext:value-type="float">
            <text:p><text:s/>11,598,8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8852.5600362" calcext:value-type="float">
            <text:p><text:s/>11,598,853 <text:s/></text:p>
          </table:table-cell>
          <table:table-cell table:number-columns-repeated="2" table:style-name="ce42" office:value-type="float" office:value="54.6561666666667" calcext:value-type="float">
            <text:p><text:s/>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6561666666667" calcext:value-type="float">
            <text:p><text:s/>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61359.364435986" calcext:value-type="float">
            <text:p><text:s/>161,359 <text:s/></text:p>
          </table:table-cell>
          <table:table-cell table:style-name="ce42" office:value-type="float" office:value="95758.2951111111" calcext:value-type="float">
            <text:p><text:s/>95,758 <text:s/></text:p>
          </table:table-cell>
          <table:table-cell table:style-name="ce42" office:value-type="float" office:value="65601.0693248754" calcext:value-type="float">
            <text:p><text:s/>65,601 <text:s/></text:p>
          </table:table-cell>
          <table:table-cell table:number-columns-repeated="2" table:style-name="ce42" office:value-type="float" office:value="3056.8561" calcext:value-type="float">
            <text:p><text:s/>3,0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56.8561" calcext:value-type="float">
            <text:p><text:s/>3,0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749190.973378" calcext:value-type="float">
            <text:p><text:s/>11,749,191 <text:s/></text:p>
          </table:table-cell>
          <table:table-cell table:style-name="ce43" office:value-type="float" office:value="215939.482666667" calcext:value-type="float">
            <text:p><text:s/>215,939 <text:s/></text:p>
          </table:table-cell>
          <table:table-cell table:style-name="ce43" office:value-type="float" office:value="11533251.4907114" calcext:value-type="float">
            <text:p><text:s/>11,533,251 <text:s/></text:p>
          </table:table-cell>
          <table:table-cell table:style-name="ce43" office:value-type="float" office:value="1634972.35623067" calcext:value-type="float">
            <text:p><text:s/>1,634,972 <text:s/></text:p>
          </table:table-cell>
          <table:table-cell table:style-name="ce43" office:value-type="float" office:value="226861.674564" calcext:value-type="float">
            <text:p><text:s/>226,862 <text:s/></text:p>
          </table:table-cell>
          <table:table-cell table:style-name="ce43" office:value-type="float" office:value="187819.219666667" calcext:value-type="float">
            <text:p><text:s/>187,819 <text:s/></text:p>
          </table:table-cell>
          <table:table-cell table:style-name="ce43" office:value-type="float" office:value="26427.9523333333" calcext:value-type="float">
            <text:p><text:s/>26,428 <text:s/></text:p>
          </table:table-cell>
          <table:table-cell table:style-name="ce43" office:value-type="float" office:value="12614.502564" calcext:value-type="float">
            <text:p><text:s/>12,615 <text:s/></text:p>
          </table:table-cell>
          <table:table-cell table:style-name="ce43" office:value-type="float" office:value="1408110.68166667" calcext:value-type="float">
            <text:p><text:s/>1,408,1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2446023.4422293" calcext:value-type="float">
            <text:p><text:s/>12,446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46023.4422293" calcext:value-type="float">
            <text:p><text:s/>12,446,023 <text:s/></text:p>
          </table:table-cell>
          <table:table-cell table:number-columns-repeated="2" table:style-name="ce42" office:value-type="float" office:value="26199.5842" calcext:value-type="float">
            <text:p><text:s/>26,2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99.5842" calcext:value-type="float">
            <text:p><text:s/>26,2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71800.0867043247" calcext:value-type="float">
            <text:p><text:s/>71,800 <text:s/></text:p>
          </table:table-cell>
          <table:table-cell table:style-name="ce43" office:value-type="float" office:value="-2013.26577777777" calcext:value-type="float">
            <text:p><text:s/>-2,013 <text:s/></text:p>
          </table:table-cell>
          <table:table-cell table:style-name="ce43" office:value-type="float" office:value="73813.3524821024" calcext:value-type="float">
            <text:p><text:s/>73,813 <text:s/></text:p>
          </table:table-cell>
          <table:table-cell table:style-name="ce43" office:value-type="float" office:value="176.911600000041" calcext:value-type="float">
            <text:p><text:s/>177 <text:s/></text:p>
          </table:table-cell>
          <table:table-cell table:style-name="ce43" office:value-type="float" office:value="176.911599999996" calcext:value-type="float">
            <text:p><text:s/>177 <text:s/></text:p>
          </table:table-cell>
          <table:table-cell table:style-name="ce43" office:value-type="float" office:value="-0.0000000000016" calcext:value-type="float">
            <text:p><text:s/>-0 <text:s/></text:p>
          </table:table-cell>
          <table:table-cell table:style-name="ce43" office:value-type="float" office:value="176.911599999997" calcext:value-type="float">
            <text:p><text:s/>1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45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105258.08537176" calcext:value-type="float">
            <text:p><text:s/>9,105,258 <text:s/></text:p>
          </table:table-cell>
          <table:table-cell table:style-name="ce42" office:value-type="float" office:value="1584.79294475556" calcext:value-type="float">
            <text:p><text:s/>1,585 <text:s/></text:p>
          </table:table-cell>
          <table:table-cell table:style-name="ce42" office:value-type="float" office:value="9103673.292427" calcext:value-type="float">
            <text:p><text:s/>9,103,673 <text:s/></text:p>
          </table:table-cell>
          <table:table-cell table:style-name="ce42" office:value-type="float" office:value="1144070.70007512" calcext:value-type="float">
            <text:p><text:s/>1,144,071 <text:s/></text:p>
          </table:table-cell>
          <table:table-cell table:style-name="ce42" office:value-type="float" office:value="32321.7285917579" calcext:value-type="float">
            <text:p><text:s/>32,322 <text:s/></text:p>
          </table:table-cell>
          <table:table-cell table:style-name="ce42" office:value-type="float" office:value="22617.757072319" calcext:value-type="float">
            <text:p><text:s/>22,6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03.97151943887" calcext:value-type="float">
            <text:p><text:s/>9,704 <text:s/></text:p>
          </table:table-cell>
          <table:table-cell table:style-name="ce42" office:value-type="float" office:value="1111748.97148336" calcext:value-type="float">
            <text:p><text:s/>1,111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45377" calcext:value-type="float">
            <text:p><text:s/>45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377" calcext:value-type="float">
            <text:p><text:s/>45,3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956146" calcext:value-type="float">
            <text:p><text:s/>8,956,1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56146" calcext:value-type="float">
            <text:p><text:s/>8,956,1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55.4827777778" calcext:value-type="float">
            <text:p><text:s/>16,2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55.4827777778" calcext:value-type="float">
            <text:p><text:s/>16,2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3735.085371756" calcext:value-type="float">
            <text:p><text:s/>103,735 <text:s/></text:p>
          </table:table-cell>
          <table:table-cell table:style-name="ce43" office:value-type="float" office:value="1584.79294475556" calcext:value-type="float">
            <text:p><text:s/>1,585 <text:s/></text:p>
          </table:table-cell>
          <table:table-cell table:style-name="ce43" office:value-type="float" office:value="102150.292427" calcext:value-type="float">
            <text:p><text:s/>102,150 <text:s/></text:p>
          </table:table-cell>
          <table:table-cell table:style-name="ce43" office:value-type="float" office:value="1127815.21729734" calcext:value-type="float">
            <text:p><text:s/>1,127,815 <text:s/></text:p>
          </table:table-cell>
          <table:table-cell table:style-name="ce43" office:value-type="float" office:value="32321.7285917579" calcext:value-type="float">
            <text:p><text:s/>32,322 <text:s/></text:p>
          </table:table-cell>
          <table:table-cell table:style-name="ce43" office:value-type="float" office:value="22617.757072319" calcext:value-type="float">
            <text:p><text:s/>22,61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703.97151943887" calcext:value-type="float">
            <text:p><text:s/>9,704 <text:s/></text:p>
          </table:table-cell>
          <table:table-cell table:style-name="ce43" office:value-type="float" office:value="1095493.48870558" calcext:value-type="float">
            <text:p><text:s/>1,095,4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518039" calcext:value-type="float">
            <text:p><text:s/>12,518,039 <text:s/></text:p>
          </table:table-cell>
          <table:table-cell table:style-name="ce42" office:value-type="float" office:value="1017351" calcext:value-type="float">
            <text:p><text:s/>1,017,351 <text:s/></text:p>
          </table:table-cell>
          <table:table-cell table:style-name="ce42" office:value-type="float" office:value="11500688" calcext:value-type="float">
            <text:p><text:s/>11,500,6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518039" calcext:value-type="float">
            <text:p><text:s/>12,518,039 <text:s/></text:p>
          </table:table-cell>
          <table:table-cell table:style-name="ce43" office:value-type="float" office:value="1017351" calcext:value-type="float">
            <text:p><text:s/>1,017,351 <text:s/></text:p>
          </table:table-cell>
          <table:table-cell table:style-name="ce43" office:value-type="float" office:value="11500688" calcext:value-type="float">
            <text:p><text:s/>11,500,68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70469.276487081" calcext:value-type="float">
            <text:p><text:s/>470,469 <text:s/></text:p>
          </table:table-cell>
          <table:table-cell table:style-name="ce42" office:value-type="float" office:value="2220.31111111111" calcext:value-type="float">
            <text:p><text:s/>2,220 <text:s/></text:p>
          </table:table-cell>
          <table:table-cell table:style-name="ce42" office:value-type="float" office:value="468248.96537597" calcext:value-type="float">
            <text:p><text:s/>468,249 <text:s/></text:p>
          </table:table-cell>
          <table:table-cell table:number-columns-repeated="2" table:style-name="ce42" office:value-type="float" office:value="51.4565333333333" calcext:value-type="float">
            <text:p><text:s/>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.4565333333333" calcext:value-type="float">
            <text:p><text:s/>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59082.076487081" calcext:value-type="float">
            <text:p><text:s/>459,082 <text:s/></text:p>
          </table:table-cell>
          <table:table-cell table:style-name="ce42" office:value-type="float" office:value="1983.11111111111" calcext:value-type="float">
            <text:p><text:s/>1,983 <text:s/></text:p>
          </table:table-cell>
          <table:table-cell table:style-name="ce42" office:value-type="float" office:value="457098.96537597" calcext:value-type="float">
            <text:p><text:s/>457,099 <text:s/></text:p>
          </table:table-cell>
          <table:table-cell table:number-columns-repeated="2" table:style-name="ce42" office:value-type="float" office:value="51.4565333333333" calcext:value-type="float">
            <text:p><text:s/>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.4565333333333" calcext:value-type="float">
            <text:p><text:s/>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387.2" calcext:value-type="float">
            <text:p><text:s/>11,387 <text:s/></text:p>
          </table:table-cell>
          <table:table-cell table:style-name="ce42" office:value-type="float" office:value="237.2" calcext:value-type="float">
            <text:p><text:s/>237 <text:s/></text:p>
          </table:table-cell>
          <table:table-cell table:style-name="ce42" office:value-type="float" office:value="11150" calcext:value-type="float">
            <text:p><text:s/>11,1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73679.08258561" calcext:value-type="float">
            <text:p><text:s/>2,173,679 <text:s/></text:p>
          </table:table-cell>
          <table:table-cell table:style-name="ce44" office:value-type="float" office:value="1231498.64438858" calcext:value-type="float">
            <text:p><text:s/>1,231,499 <text:s/></text:p>
          </table:table-cell>
          <table:table-cell table:style-name="ce44" office:value-type="float" office:value="942180.43819703" calcext:value-type="float">
            <text:p><text:s/>942,180 <text:s/></text:p>
          </table:table-cell>
          <table:table-cell table:style-name="ce44" office:value-type="float" office:value="464473.703822215" calcext:value-type="float">
            <text:p><text:s/>464,474 <text:s/></text:p>
          </table:table-cell>
          <table:table-cell table:style-name="ce44" office:value-type="float" office:value="168111.993638909" calcext:value-type="float">
            <text:p><text:s/>168,112 <text:s/></text:p>
          </table:table-cell>
          <table:table-cell table:style-name="ce44" office:value-type="float" office:value="165201.462594348" calcext:value-type="float">
            <text:p><text:s/>165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10.53104456113" calcext:value-type="float">
            <text:p><text:s/>2,911 <text:s/></text:p>
          </table:table-cell>
          <table:table-cell table:style-name="ce44" office:value-type="float" office:value="296361.710183306" calcext:value-type="float">
            <text:p><text:s/>296,36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73679.08258561" calcext:value-type="float">
            <text:p><text:s/>2,173,679 <text:s/></text:p>
          </table:table-cell>
          <table:table-cell table:style-name="ce44" office:value-type="float" office:value="1231498.64438858" calcext:value-type="float">
            <text:p><text:s/>1,231,499 <text:s/></text:p>
          </table:table-cell>
          <table:table-cell table:style-name="ce44" office:value-type="float" office:value="942180.43819703" calcext:value-type="float">
            <text:p><text:s/>942,180 <text:s/></text:p>
          </table:table-cell>
          <table:table-cell table:style-name="ce44" office:value-type="float" office:value="464473.703822215" calcext:value-type="float">
            <text:p><text:s/>464,474 <text:s/></text:p>
          </table:table-cell>
          <table:table-cell table:style-name="ce44" office:value-type="float" office:value="168111.993638909" calcext:value-type="float">
            <text:p><text:s/>168,112 <text:s/></text:p>
          </table:table-cell>
          <table:table-cell table:style-name="ce44" office:value-type="float" office:value="165201.462594348" calcext:value-type="float">
            <text:p><text:s/>165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10.53104456113" calcext:value-type="float">
            <text:p><text:s/>2,911 <text:s/></text:p>
          </table:table-cell>
          <table:table-cell table:style-name="ce44" office:value-type="float" office:value="296361.710183306" calcext:value-type="float">
            <text:p><text:s/>296,3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19500.056141163" calcext:value-type="float">
            <text:p><text:s/>919,500 <text:s/></text:p>
          </table:table-cell>
          <table:table-cell table:style-name="ce42" office:value-type="float" office:value="283285.399944133" calcext:value-type="float">
            <text:p><text:s/>283,285 <text:s/></text:p>
          </table:table-cell>
          <table:table-cell table:style-name="ce42" office:value-type="float" office:value="636214.65619703" calcext:value-type="float">
            <text:p><text:s/>636,215 <text:s/></text:p>
          </table:table-cell>
          <table:table-cell table:style-name="ce42" office:value-type="float" office:value="464473.703822215" calcext:value-type="float">
            <text:p><text:s/>464,474 <text:s/></text:p>
          </table:table-cell>
          <table:table-cell table:style-name="ce42" office:value-type="float" office:value="168111.993638909" calcext:value-type="float">
            <text:p><text:s/>168,112 <text:s/></text:p>
          </table:table-cell>
          <table:table-cell table:style-name="ce42" office:value-type="float" office:value="165201.462594348" calcext:value-type="float">
            <text:p><text:s/>165,2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0.53104456113" calcext:value-type="float">
            <text:p><text:s/>2,911 <text:s/></text:p>
          </table:table-cell>
          <table:table-cell table:style-name="ce42" office:value-type="float" office:value="296361.710183306" calcext:value-type="float">
            <text:p><text:s/>296,3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2" calcext:value-type="float">
            <text:p><text:s/>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791.3901756622" calcext:value-type="float">
            <text:p><text:s/>18,791 <text:s/></text:p>
          </table:table-cell>
          <table:table-cell table:style-name="ce42" office:value-type="float" office:value="12147.5261756622" calcext:value-type="float">
            <text:p><text:s/>12,148 <text:s/></text:p>
          </table:table-cell>
          <table:table-cell table:style-name="ce42" office:value-type="float" office:value="6643.864" calcext:value-type="float">
            <text:p><text:s/>6,644 <text:s/></text:p>
          </table:table-cell>
          <table:table-cell table:number-columns-repeated="3" table:style-name="ce42" office:value-type="float" office:value="21001.8137777778" calcext:value-type="float">
            <text:p><text:s/>21,0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9816.4888888889" calcext:value-type="float">
            <text:p><text:s/>29,816 <text:s/></text:p>
          </table:table-cell>
          <table:table-cell table:style-name="ce42" office:value-type="float" office:value="2816.79288888889" calcext:value-type="float">
            <text:p><text:s/>2,817 <text:s/></text:p>
          </table:table-cell>
          <table:table-cell table:style-name="ce42" office:value-type="float" office:value="26999.696" calcext:value-type="float">
            <text:p><text:s/>27,0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59.613222222222" calcext:value-type="float">
            <text:p><text:s/>560 <text:s/></text:p>
          </table:table-cell>
          <table:table-cell table:style-name="ce42" office:value-type="float" office:value="231.670222222222" calcext:value-type="float">
            <text:p><text:s/>232 <text:s/></text:p>
          </table:table-cell>
          <table:table-cell table:style-name="ce42" office:value-type="float" office:value="327.943" calcext:value-type="float">
            <text:p><text:s/>3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900.89666666667" calcext:value-type="float">
            <text:p><text:s/>1,901 <text:s/></text:p>
          </table:table-cell>
          <table:table-cell table:style-name="ce42" office:value-type="float" office:value="561.802666666667" calcext:value-type="float">
            <text:p><text:s/>562 <text:s/></text:p>
          </table:table-cell>
          <table:table-cell table:style-name="ce42" office:value-type="float" office:value="1339.094" calcext:value-type="float">
            <text:p><text:s/>1,3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880.12511111111" calcext:value-type="float">
            <text:p><text:s/>9,880 <text:s/></text:p>
          </table:table-cell>
          <table:table-cell table:style-name="ce42" office:value-type="float" office:value="2736.24711111111" calcext:value-type="float">
            <text:p><text:s/>2,736 <text:s/></text:p>
          </table:table-cell>
          <table:table-cell table:style-name="ce42" office:value-type="float" office:value="7143.878" calcext:value-type="float">
            <text:p><text:s/>7,144 <text:s/></text:p>
          </table:table-cell>
          <table:table-cell table:style-name="ce42" office:value-type="float" office:value="169540.478846358" calcext:value-type="float">
            <text:p><text:s/>169,540 <text:s/></text:p>
          </table:table-cell>
          <table:table-cell table:number-columns-repeated="2" table:style-name="ce42" office:value-type="float" office:value="144199.64881657" calcext:value-type="float">
            <text:p><text:s/>144,2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340.8300297877" calcext:value-type="float">
            <text:p><text:s/>25,3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289.50522222222" calcext:value-type="float">
            <text:p><text:s/>1,290 <text:s/></text:p>
          </table:table-cell>
          <table:table-cell table:style-name="ce42" office:value-type="float" office:value="647.294222222222" calcext:value-type="float">
            <text:p><text:s/>647 <text:s/></text:p>
          </table:table-cell>
          <table:table-cell table:style-name="ce42" office:value-type="float" office:value="642.211" calcext:value-type="float">
            <text:p><text:s/>6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4129.853965501" calcext:value-type="float">
            <text:p><text:s/>224,130 <text:s/></text:p>
          </table:table-cell>
          <table:table-cell table:style-name="ce42" office:value-type="float" office:value="34757.3057684711" calcext:value-type="float">
            <text:p><text:s/>34,757 <text:s/></text:p>
          </table:table-cell>
          <table:table-cell table:style-name="ce42" office:value-type="float" office:value="189372.54819703" calcext:value-type="float">
            <text:p><text:s/>189,373 <text:s/></text:p>
          </table:table-cell>
          <table:table-cell table:style-name="ce42" office:value-type="float" office:value="536.178731270463" calcext:value-type="float">
            <text:p><text:s/>536 <text:s/></text:p>
          </table:table-cell>
          <table:table-cell table:style-name="ce42" office:value-type="float" office:value="525.56524456113" calcext:value-type="float">
            <text:p><text:s/>5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5.56524456113" calcext:value-type="float">
            <text:p><text:s/>526 <text:s/></text:p>
          </table:table-cell>
          <table:table-cell table:style-name="ce42" office:value-type="float" office:value="10.613486709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9248.876530363" calcext:value-type="float">
            <text:p><text:s/>169,249 <text:s/></text:p>
          </table:table-cell>
          <table:table-cell table:style-name="ce42" office:value-type="float" office:value="34621.4613333333" calcext:value-type="float">
            <text:p><text:s/>34,621 <text:s/></text:p>
          </table:table-cell>
          <table:table-cell table:style-name="ce42" office:value-type="float" office:value="134627.41519703" calcext:value-type="float">
            <text:p><text:s/>134,627 <text:s/></text:p>
          </table:table-cell>
          <table:table-cell table:style-name="ce42" office:value-type="float" office:value="536.178731270463" calcext:value-type="float">
            <text:p><text:s/>536 <text:s/></text:p>
          </table:table-cell>
          <table:table-cell table:style-name="ce42" office:value-type="float" office:value="525.56524456113" calcext:value-type="float">
            <text:p><text:s/>5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5.56524456113" calcext:value-type="float">
            <text:p><text:s/>526 <text:s/></text:p>
          </table:table-cell>
          <table:table-cell table:style-name="ce42" office:value-type="float" office:value="10.613486709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383.8944444444" calcext:value-type="float">
            <text:p>( 23,384 <text:s/>)</text:p>
          </table:table-cell>
          <table:table-cell table:style-name="ce45" office:value-type="float" office:value="1900.57244444444" calcext:value-type="float">
            <text:p>( 1,901 <text:s/>)</text:p>
          </table:table-cell>
          <table:table-cell table:style-name="ce45" office:value-type="float" office:value="21483.322" calcext:value-type="float">
            <text:p>( 21,483 <text:s/>)</text:p>
          </table:table-cell>
          <table:table-cell table:style-name="ce45" office:value-type="float" office:value="10.6134867093333" calcext:value-type="float">
            <text:p>( 1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.6134867093333" calcext:value-type="float">
            <text:p>( 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3713.870974808" calcext:value-type="float">
            <text:p>( 143,714 <text:s/>)</text:p>
          </table:table-cell>
          <table:table-cell table:style-name="ce45" office:value-type="float" office:value="30569.7777777778" calcext:value-type="float">
            <text:p>( 30,570 <text:s/>)</text:p>
          </table:table-cell>
          <table:table-cell table:style-name="ce45" office:value-type="float" office:value="113144.09319703" calcext:value-type="float">
            <text:p>( 113,144 <text:s/>)</text:p>
          </table:table-cell>
          <table:table-cell table:number-columns-repeated="2" table:style-name="ce45" office:value-type="float" office:value="525.56524456113" calcext:value-type="float">
            <text:p>( 52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25.56524456113" calcext:value-type="float">
            <text:p>( 52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2151.11111111111" calcext:value-type="float">
            <text:p>( 2,15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1.844435137778" calcext:value-type="float">
            <text:p><text:s/>272 <text:s/></text:p>
          </table:table-cell>
          <table:table-cell table:style-name="ce42" office:value-type="float" office:value="135.844435137778" calcext:value-type="float">
            <text:p><text:s/>136 <text:s/></text:p>
          </table:table-cell>
          <table:table-cell table:style-name="ce42" office:value-type="float" office:value="136" calcext:value-type="float">
            <text:p><text:s/>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4609.133" calcext:value-type="float">
            <text:p><text:s/>54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609.133" calcext:value-type="float">
            <text:p><text:s/>54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552.22388888889" calcext:value-type="float">
            <text:p><text:s/>5,552 <text:s/></text:p>
          </table:table-cell>
          <table:table-cell table:style-name="ce42" office:value-type="float" office:value="3004.28088888889" calcext:value-type="float">
            <text:p><text:s/>3,004 <text:s/></text:p>
          </table:table-cell>
          <table:table-cell table:style-name="ce42" office:value-type="float" office:value="2547.943" calcext:value-type="float">
            <text:p><text:s/>2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42.909777777778" calcext:value-type="float">
            <text:p><text:s/>943 <text:s/></text:p>
          </table:table-cell>
          <table:table-cell table:style-name="ce42" office:value-type="float" office:value="289.585777777778" calcext:value-type="float">
            <text:p><text:s/>290 <text:s/></text:p>
          </table:table-cell>
          <table:table-cell table:style-name="ce42" office:value-type="float" office:value="653.324" calcext:value-type="float">
            <text:p><text:s/>6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778.0466666667" calcext:value-type="float">
            <text:p><text:s/>13,778 <text:s/></text:p>
          </table:table-cell>
          <table:table-cell table:style-name="ce46" office:value-type="float" office:value="1135.47466666667" calcext:value-type="float">
            <text:p><text:s/>1,135 <text:s/></text:p>
          </table:table-cell>
          <table:table-cell table:style-name="ce46" office:value-type="float" office:value="12642.572" calcext:value-type="float">
            <text:p><text:s/>12,64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7778.960666667" calcext:value-type="float">
            <text:p><text:s/>147,779 <text:s/></text:p>
          </table:table-cell>
          <table:table-cell table:style-name="ce42" office:value-type="float" office:value="113837.778666667" calcext:value-type="float">
            <text:p><text:s/>113,838 <text:s/></text:p>
          </table:table-cell>
          <table:table-cell table:style-name="ce42" office:value-type="float" office:value="33941.182" calcext:value-type="float">
            <text:p><text:s/>33,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22.591222222222" calcext:value-type="float">
            <text:p><text:s/>623 <text:s/></text:p>
          </table:table-cell>
          <table:table-cell table:style-name="ce42" office:value-type="float" office:value="185.334222222222" calcext:value-type="float">
            <text:p><text:s/>185 <text:s/></text:p>
          </table:table-cell>
          <table:table-cell table:style-name="ce42" office:value-type="float" office:value="437.257" calcext:value-type="float">
            <text:p><text:s/>4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7156.369444444" calcext:value-type="float">
            <text:p><text:s/>147,156 <text:s/></text:p>
          </table:table-cell>
          <table:table-cell table:style-name="ce42" office:value-type="float" office:value="113652.444444444" calcext:value-type="float">
            <text:p><text:s/>113,652 <text:s/></text:p>
          </table:table-cell>
          <table:table-cell table:style-name="ce42" office:value-type="float" office:value="33503.925" calcext:value-type="float">
            <text:p><text:s/>33,5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2194.1063333333" calcext:value-type="float">
            <text:p>( 52,194 <text:s/>)</text:p>
          </table:table-cell>
          <table:table-cell table:style-name="ce45" office:value-type="float" office:value="51589.3333333333" calcext:value-type="float">
            <text:p>( 51,589 <text:s/>)</text:p>
          </table:table-cell>
          <table:table-cell table:style-name="ce45" office:value-type="float" office:value="604.773" calcext:value-type="float">
            <text:p>( 6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9585.7075555556" calcext:value-type="float">
            <text:p>( 49,586 <text:s/>)</text:p>
          </table:table-cell>
          <table:table-cell table:style-name="ce47" office:value-type="float" office:value="29555.5555555556" calcext:value-type="float">
            <text:p>( 29,556 <text:s/>)</text:p>
          </table:table-cell>
          <table:table-cell table:style-name="ce47" office:value-type="float" office:value="20030.152" calcext:value-type="float">
            <text:p>( 20,030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37131.462" calcext:value-type="float">
            <text:p><text:s/>237,131 <text:s/></text:p>
          </table:table-cell>
          <table:table-cell table:style-name="ce42" office:value-type="float" office:value="13481.872" calcext:value-type="float">
            <text:p><text:s/>13,482 <text:s/></text:p>
          </table:table-cell>
          <table:table-cell table:style-name="ce42" office:value-type="float" office:value="223649.59" calcext:value-type="float">
            <text:p><text:s/>223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12319.714777778" calcext:value-type="float">
            <text:p><text:s/>212,320 <text:s/></text:p>
          </table:table-cell>
          <table:table-cell table:style-name="ce42" office:value-type="float" office:value="7835.64977777778" calcext:value-type="float">
            <text:p><text:s/>7,836 <text:s/></text:p>
          </table:table-cell>
          <table:table-cell table:style-name="ce42" office:value-type="float" office:value="204484.065" calcext:value-type="float">
            <text:p><text:s/>204,4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811.7472222222" calcext:value-type="float">
            <text:p><text:s/>24,812 <text:s/></text:p>
          </table:table-cell>
          <table:table-cell table:style-name="ce42" office:value-type="float" office:value="5646.22222222222" calcext:value-type="float">
            <text:p><text:s/>5,646 <text:s/></text:p>
          </table:table-cell>
          <table:table-cell table:style-name="ce42" office:value-type="float" office:value="19165.525" calcext:value-type="float">
            <text:p><text:s/>19,1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5766.3422222222" calcext:value-type="float">
            <text:p>( 15,766 <text:s/>)</text:p>
          </table:table-cell>
          <table:table-cell table:style-name="ce45" office:value-type="float" office:value="1110.22222222222" calcext:value-type="float">
            <text:p>( 1,110 <text:s/>)</text:p>
          </table:table-cell>
          <table:table-cell table:style-name="ce45" office:value-type="float" office:value="14656.12" calcext:value-type="float">
            <text:p>( 14,65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8909.2217777778" calcext:value-type="float">
            <text:p><text:s/>38,909 <text:s/></text:p>
          </table:table-cell>
          <table:table-cell table:style-name="ce42" office:value-type="float" office:value="10947.4337777778" calcext:value-type="float">
            <text:p><text:s/>10,947 <text:s/></text:p>
          </table:table-cell>
          <table:table-cell table:style-name="ce42" office:value-type="float" office:value="27961.788" calcext:value-type="float">
            <text:p><text:s/>27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308.73166666667" calcext:value-type="float">
            <text:p><text:s/>5,309 <text:s/></text:p>
          </table:table-cell>
          <table:table-cell table:style-name="ce46" office:value-type="float" office:value="3865.08266666667" calcext:value-type="float">
            <text:p><text:s/>3,865 <text:s/></text:p>
          </table:table-cell>
          <table:table-cell table:style-name="ce46" office:value-type="float" office:value="1443.649" calcext:value-type="float">
            <text:p><text:s/>1,44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9852.138555556" calcext:value-type="float">
            <text:p><text:s/>109,852 <text:s/></text:p>
          </table:table-cell>
          <table:table-cell table:style-name="ce42" office:value-type="float" office:value="70185.7555555556" calcext:value-type="float">
            <text:p><text:s/>70,186 <text:s/></text:p>
          </table:table-cell>
          <table:table-cell table:style-name="ce42" office:value-type="float" office:value="39666.383" calcext:value-type="float">
            <text:p><text:s/>39,6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6857.42844444444" calcext:value-type="float">
            <text:p><text:s/>6,857 <text:s/></text:p>
          </table:table-cell>
          <table:table-cell table:style-name="ce42" office:value-type="float" office:value="4725.80444444444" calcext:value-type="float">
            <text:p><text:s/>4,726 <text:s/></text:p>
          </table:table-cell>
          <table:table-cell table:style-name="ce42" office:value-type="float" office:value="2131.624" calcext:value-type="float">
            <text:p><text:s/>2,1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6662.5163333333" calcext:value-type="float">
            <text:p><text:s/>16,663 <text:s/></text:p>
          </table:table-cell>
          <table:table-cell table:style-name="ce42" office:value-type="float" office:value="9166.90133333333" calcext:value-type="float">
            <text:p><text:s/>9,167 <text:s/></text:p>
          </table:table-cell>
          <table:table-cell table:style-name="ce42" office:value-type="float" office:value="7495.615" calcext:value-type="float">
            <text:p><text:s/>7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3223.0694444444" calcext:value-type="float">
            <text:p><text:s/>53,223 <text:s/></text:p>
          </table:table-cell>
          <table:table-cell table:style-name="ce42" office:value-type="float" office:value="1756.44444444444" calcext:value-type="float">
            <text:p><text:s/>1,756 <text:s/></text:p>
          </table:table-cell>
          <table:table-cell table:style-name="ce42" office:value-type="float" office:value="51466.625" calcext:value-type="float">
            <text:p><text:s/>51,4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395.232466809" calcext:value-type="float">
            <text:p><text:s/>273,395 <text:s/></text:p>
          </table:table-cell>
          <table:table-cell table:style-name="ce42" office:value-type="float" office:value="2384.9658" calcext:value-type="float">
            <text:p><text:s/>2,3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4.9658" calcext:value-type="float">
            <text:p><text:s/>2,385 <text:s/></text:p>
          </table:table-cell>
          <table:table-cell table:style-name="ce42" office:value-type="float" office:value="271010.266666809" calcext:value-type="float">
            <text:p><text:s/>271,0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3960.90211111111" calcext:value-type="float">
            <text:p><text:s/>3,961 <text:s/></text:p>
          </table:table-cell>
          <table:table-cell table:style-name="ce43" office:value-type="float" office:value="1684.15111111111" calcext:value-type="float">
            <text:p><text:s/>1,684 <text:s/></text:p>
          </table:table-cell>
          <table:table-cell table:style-name="ce43" office:value-type="float" office:value="2276.751" calcext:value-type="float">
            <text:p><text:s/>2,27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06255.784111111" calcext:value-type="float">
            <text:p><text:s/>406,256 <text:s/></text:p>
          </table:table-cell>
          <table:table-cell table:style-name="ce42" office:value-type="float" office:value="224454.127111111" calcext:value-type="float">
            <text:p><text:s/>224,454 <text:s/></text:p>
          </table:table-cell>
          <table:table-cell table:style-name="ce42" office:value-type="float" office:value="181801.657" calcext:value-type="float">
            <text:p><text:s/>181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61268.399111111" calcext:value-type="float">
            <text:p><text:s/>361,268 <text:s/></text:p>
          </table:table-cell>
          <table:table-cell table:style-name="ce42" office:value-type="float" office:value="188177.103111111" calcext:value-type="float">
            <text:p><text:s/>188,177 <text:s/></text:p>
          </table:table-cell>
          <table:table-cell table:style-name="ce42" office:value-type="float" office:value="173091.296" calcext:value-type="float">
            <text:p><text:s/>173,0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82.783111111111" calcext:value-type="float">
            <text:p><text:s/>583 <text:s/></text:p>
          </table:table-cell>
          <table:table-cell table:style-name="ce42" office:value-type="float" office:value="564.287111111111" calcext:value-type="float">
            <text:p><text:s/>564 <text:s/></text:p>
          </table:table-cell>
          <table:table-cell table:style-name="ce42" office:value-type="float" office:value="18.496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5766.399" calcext:value-type="float">
            <text:p><text:s/>25,766 <text:s/></text:p>
          </table:table-cell>
          <table:table-cell table:style-name="ce42" office:value-type="float" office:value="18852.808" calcext:value-type="float">
            <text:p><text:s/>18,853 <text:s/></text:p>
          </table:table-cell>
          <table:table-cell table:style-name="ce42" office:value-type="float" office:value="6913.591" calcext:value-type="float">
            <text:p><text:s/>6,9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612.8126666667" calcext:value-type="float">
            <text:p><text:s/>12,613 <text:s/></text:p>
          </table:table-cell>
          <table:table-cell table:style-name="ce42" office:value-type="float" office:value="10851.5386666667" calcext:value-type="float">
            <text:p><text:s/>10,852 <text:s/></text:p>
          </table:table-cell>
          <table:table-cell table:style-name="ce42" office:value-type="float" office:value="1761.274" calcext:value-type="float">
            <text:p><text:s/>1,7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25.39022222222" calcext:value-type="float">
            <text:p><text:s/>6,025 <text:s/></text:p>
          </table:table-cell>
          <table:table-cell table:style-name="ce43" office:value-type="float" office:value="6008.39022222222" calcext:value-type="float">
            <text:p><text:s/>6,008 <text:s/></text:p>
          </table:table-cell>
          <table:table-cell table:style-name="ce43" office:value-type="float" office:value="17" calcext:value-type="float">
            <text:p><text:s/>1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47923.242333333" calcext:value-type="float">
            <text:p><text:s/>847,923 <text:s/></text:p>
          </table:table-cell>
          <table:table-cell table:style-name="ce44" office:value-type="float" office:value="723759.117333333" calcext:value-type="float">
            <text:p><text:s/>723,759 <text:s/></text:p>
          </table:table-cell>
          <table:table-cell table:style-name="ce44" office:value-type="float" office:value="124164.125" calcext:value-type="float">
            <text:p><text:s/>124,16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7280552.35303" calcext:value-type="float">
            <text:p><text:s/>47,280,552 <text:s/></text:p>
          </table:table-cell>
          <table:table-cell table:style-name="ce42" office:value-type="float" office:value="18398.687519" calcext:value-type="float">
            <text:p><text:s/>18,399 <text:s/></text:p>
          </table:table-cell>
          <table:table-cell table:style-name="ce42" office:value-type="float" office:value="47262153.665511" calcext:value-type="float">
            <text:p><text:s/>47,262,154 <text:s/></text:p>
          </table:table-cell>
          <table:table-cell table:style-name="ce42" office:value-type="float" office:value="3265495.143227" calcext:value-type="float">
            <text:p><text:s/>3,265,495 <text:s/></text:p>
          </table:table-cell>
          <table:table-cell table:style-name="ce42" office:value-type="float" office:value="229350.511406" calcext:value-type="float">
            <text:p><text:s/>229,351 <text:s/></text:p>
          </table:table-cell>
          <table:table-cell table:style-name="ce42" office:value-type="float" office:value="187519.913545" calcext:value-type="float">
            <text:p><text:s/>187,5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30.597861" calcext:value-type="float">
            <text:p><text:s/>41,831 <text:s/></text:p>
          </table:table-cell>
          <table:table-cell table:style-name="ce42" office:value-type="float" office:value="3036144.631821" calcext:value-type="float">
            <text:p><text:s/>3,036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561393.022" calcext:value-type="float">
            <text:p><text:s/>46,561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61393.022" calcext:value-type="float">
            <text:p><text:s/>46,561,3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82.366684" calcext:value-type="float">
            <text:p><text:s/>37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582.366684" calcext:value-type="float">
            <text:p><text:s/>37,5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19159.33103" calcext:value-type="float">
            <text:p><text:s/>719,159 <text:s/></text:p>
          </table:table-cell>
          <table:table-cell table:style-name="ce42" office:value-type="float" office:value="18398.687519" calcext:value-type="float">
            <text:p><text:s/>18,399 <text:s/></text:p>
          </table:table-cell>
          <table:table-cell table:style-name="ce42" office:value-type="float" office:value="700760.643511" calcext:value-type="float">
            <text:p><text:s/>700,761 <text:s/></text:p>
          </table:table-cell>
          <table:table-cell table:style-name="ce42" office:value-type="float" office:value="3227912.776543" calcext:value-type="float">
            <text:p><text:s/>3,227,913 <text:s/></text:p>
          </table:table-cell>
          <table:table-cell table:style-name="ce42" office:value-type="float" office:value="229350.511406" calcext:value-type="float">
            <text:p><text:s/>229,351 <text:s/></text:p>
          </table:table-cell>
          <table:table-cell table:style-name="ce42" office:value-type="float" office:value="187519.913545" calcext:value-type="float">
            <text:p><text:s/>187,5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30.597861" calcext:value-type="float">
            <text:p><text:s/>41,831 <text:s/></text:p>
          </table:table-cell>
          <table:table-cell table:style-name="ce42" office:value-type="float" office:value="2998562.265137" calcext:value-type="float">
            <text:p><text:s/>2,998,5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93.183098" calcext:value-type="float">
            <text:p><text:s/>55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793.183098" calcext:value-type="float">
            <text:p><text:s/>55,79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5793.183098" calcext:value-type="float">
            <text:p><text:s/>55,7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5793.183098" calcext:value-type="float">
            <text:p><text:s/>55,79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58169.760377778" calcext:value-type="float">
            <text:p><text:s/>358,17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70.753344444444" calcext:value-type="float">
            <text:p><text:s/>871 <text:s/></text:p>
          </table:table-cell>
          <table:table-cell table:style-name="ce41" office:value-type="float" office:value="75167.3873488889" calcext:value-type="float">
            <text:p><text:s/>75,167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037151.2947556" calcext:value-type="float">
            <text:p><text:s/>12,037,1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037151.2947556" calcext:value-type="float">
            <text:p><text:s/>12,037,151 <text:s/></text:p>
          </table:table-cell>
          <table:table-cell table:style-name="ce43" office:value-type="float" office:value="358169.760377778" calcext:value-type="float">
            <text:p><text:s/>358,1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70.753344444444" calcext:value-type="float">
            <text:p><text:s/>871 <text:s/></text:p>
          </table:table-cell>
          <table:table-cell table:style-name="ce43" office:value-type="float" office:value="75167.3873488889" calcext:value-type="float">
            <text:p><text:s/>75,167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9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006" calcext:value-type="float">
            <text:p><text:s/>0 <text:s/></text:p>
          </table:table-cell>
          <table:table-cell table:style-name="ce43" office:value-type="float" office:value="-8706.87229555569" calcext:value-type="float">
            <text:p><text:s/>-8,7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37151.2947556" calcext:value-type="float">
            <text:p><text:s/>12,037,151 <text:s/></text:p>
          </table:table-cell>
          <table:table-cell table:style-name="ce42" office:value-type="float" office:value="673990.845864445" calcext:value-type="float">
            <text:p><text:s/>673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0.753344444444" calcext:value-type="float">
            <text:p><text:s/>871 <text:s/></text:p>
          </table:table-cell>
          <table:table-cell table:style-name="ce42" office:value-type="float" office:value="75167.3873488889" calcext:value-type="float">
            <text:p><text:s/>75,16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037151.2947556" calcext:value-type="float">
            <text:p><text:s/>12,037,151 <text:s/></text:p>
          </table:table-cell>
          <table:table-cell table:style-name="ce42" office:value-type="float" office:value="673990.845864445" calcext:value-type="float">
            <text:p><text:s/>673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37667555555556" calcext:value-type="float">
            <text:p><text:s/>9 <text:s/></text:p>
          </table:table-cell>
          <table:table-cell table:style-name="ce42" office:value-type="float" office:value="74376.4719133333" calcext:value-type="float">
            <text:p><text:s/>74,376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1.376668888889" calcext:value-type="float">
            <text:p><text:s/>861 <text:s/></text:p>
          </table:table-cell>
          <table:table-cell table:style-name="ce42" office:value-type="float" office:value="790.915435555556" calcext:value-type="float">
            <text:p><text:s/>79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821.085486667" calcext:value-type="float">
            <text:p><text:s/>315,8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81328.5582" calcext:value-type="float">
            <text:p><text:s/>21,981,3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821.085486667" calcext:value-type="float">
            <text:p><text:s/>315,8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81328.5582" calcext:value-type="float">
            <text:p><text:s/>21,981,3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8699.93074667" calcext:value-type="float">
            <text:p><text:s/>1,818,7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.3168177777778" calcext:value-type="float">
            <text:p><text:s/>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7.46596666667" calcext:value-type="float">
            <text:p><text:s/>1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3757.03018" calcext:value-type="float">
            <text:p><text:s/>323,7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0140.9549" calcext:value-type="float">
            <text:p><text:s/>880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953.497777778" calcext:value-type="float">
            <text:p><text:s/>383,9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322.416604444" calcext:value-type="float">
            <text:p><text:s/>189,3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0071.2485" calcext:value-type="float">
            <text:p><text:s/>40,0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99493.289608889" calcext:value-type="float">
            <text:p><text:s/>899,4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271842.21014" calcext:value-type="float">
            <text:p><text:s/>19,271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271842.21014" calcext:value-type="float">
            <text:p><text:s/>19,271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81028.4331444" calcext:value-type="float">
            <text:p><text:s/>10,581,0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26.0350288889" calcext:value-type="float">
            <text:p><text:s/>30,8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692.344053333" calcext:value-type="float">
            <text:p><text:s/>326,6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438.889064445" calcext:value-type="float">
            <text:p><text:s/>530,4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36.0128133333" calcext:value-type="float">
            <text:p><text:s/>24,8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577.2904488889" calcext:value-type="float">
            <text:p><text:s/>37,5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5459.868075556" calcext:value-type="float">
            <text:p><text:s/>305,4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476.19448" calcext:value-type="float">
            <text:p><text:s/>48,4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2796.21640222" calcext:value-type="float">
            <text:p><text:s/>2,572,7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9842.40217778" calcext:value-type="float">
            <text:p><text:s/>1,789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797.3616488889" calcext:value-type="float">
            <text:p>( 13,79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04969.48262222" calcext:value-type="float">
            <text:p>( 1,604,96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2962.142593333" calcext:value-type="float">
            <text:p><text:s/>512,9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325.709148889" calcext:value-type="float">
            <text:p><text:s/>211,3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8665.9624822222" calcext:value-type="float">
            <text:p><text:s/>58,6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4364.688648889" calcext:value-type="float">
            <text:p><text:s/>254,3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058.3680133333" calcext:value-type="float">
            <text:p><text:s/>93,0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18563.429511111" calcext:value-type="float">
            <text:p><text:s/>418,5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994.686744445" calcext:value-type="float">
            <text:p><text:s/>432,9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045.635564444" calcext:value-type="float">
            <text:p><text:s/>181,0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1949.05118" calcext:value-type="float">
            <text:p><text:s/>251,9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005.0991488889" calcext:value-type="float">
            <text:p>( 28,00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68596.240017778" calcext:value-type="float">
            <text:p>( 168,5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3408.89467111" calcext:value-type="float">
            <text:p><text:s/>1,203,4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12752.48745111" calcext:value-type="float">
            <text:p><text:s/>1,112,7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656.40722" calcext:value-type="float">
            <text:p><text:s/>90,6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6903.1631288889" calcext:value-type="float">
            <text:p>( 46,90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9813.908828889" calcext:value-type="float">
            <text:p><text:s/>489,8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5849.0942" calcext:value-type="float">
            <text:p><text:s/>145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4374.57104222" calcext:value-type="float">
            <text:p><text:s/>3,044,3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3880.84751333" calcext:value-type="float">
            <text:p><text:s/>2,033,8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420.730535556" calcext:value-type="float">
            <text:p><text:s/>190,4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831.09496" calcext:value-type="float">
            <text:p><text:s/>81,8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484.2810933333" calcext:value-type="float">
            <text:p><text:s/>79,4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154.386126667" calcext:value-type="float">
            <text:p><text:s/>223,1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607.4484022222" calcext:value-type="float">
            <text:p><text:s/>46,6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734.254677778" calcext:value-type="float">
            <text:p><text:s/>109,7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772.115997778" calcext:value-type="float">
            <text:p><text:s/>105,7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62.13868" calcext:value-type="float">
            <text:p><text:s/>3,9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724.387015556" calcext:value-type="float">
            <text:p><text:s/>246,7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440.056231111" calcext:value-type="float">
            <text:p><text:s/>159,4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7284.3307844444" calcext:value-type="float">
            <text:p><text:s/>87,2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9026.25220756" calcext:value-type="float">
            <text:p><text:s/>4,219,0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746.561144444" calcext:value-type="float">
            <text:p><text:s/>544,7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358.401577778" calcext:value-type="float">
            <text:p><text:s/>243,3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301.114726667" calcext:value-type="float">
            <text:p><text:s/>116,3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844.62436" calcext:value-type="float">
            <text:p><text:s/>64,8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486.022028889" calcext:value-type="float">
            <text:p><text:s/>136,4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821.250568889" calcext:value-type="float">
            <text:p><text:s/>105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569.240113333" calcext:value-type="float">
            <text:p><text:s/>104,5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6184.403957778" calcext:value-type="float">
            <text:p><text:s/>796,1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451.279323111" calcext:value-type="float">
            <text:p><text:s/>506,4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00263.35440667" calcext:value-type="float">
            <text:p><text:s/>1,600,2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15328.88309467" calcext:value-type="float">
            <text:p><text:s/>4,115,3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571128.8" calcext:value-type="float">
            <text:p><text:s/>41,571,129 <text:s/></text:p>
          </table:table-cell>
          <table:table-cell table:style-name="ce42" office:value-type="float" office:value="7053392.573" calcext:value-type="float">
            <text:p><text:s/>7,05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12.535" calcext:value-type="float">
            <text:p><text:s/>9,113 <text:s/></text:p>
          </table:table-cell>
          <table:table-cell table:style-name="ce42" office:value-type="float" office:value="786635.449" calcext:value-type="float">
            <text:p><text:s/>786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571128.8" calcext:value-type="float">
            <text:p><text:s/>41,571,129 <text:s/></text:p>
          </table:table-cell>
          <table:table-cell table:style-name="ce42" office:value-type="float" office:value="7053392.573" calcext:value-type="float">
            <text:p><text:s/>7,05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.128" calcext:value-type="float">
            <text:p><text:s/>98 <text:s/></text:p>
          </table:table-cell>
          <table:table-cell table:style-name="ce42" office:value-type="float" office:value="778358.427" calcext:value-type="float">
            <text:p><text:s/>778,3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4.407" calcext:value-type="float">
            <text:p><text:s/>9,014 <text:s/></text:p>
          </table:table-cell>
          <table:table-cell table:style-name="ce42" office:value-type="float" office:value="8277.022" calcext:value-type="float">
            <text:p><text:s/>8,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3182" calcext:value-type="float">
            <text:p><text:s/>113,1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69598.85397858" calcext:value-type="float">
            <text:p><text:s/>2,569,599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843548.036583" calcext:value-type="float">
            <text:p><text:s/>133,843,54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92399.4250213" calcext:value-type="float">
            <text:p><text:s/>20,892,39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0866.53333333" calcext:value-type="float">
            <text:p><text:s/>1,830,867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8968.88888889" calcext:value-type="float">
            <text:p><text:s/>1,948,969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375658.74909427" calcext:value-type="float">
            <text:p><text:s/>-1,375,659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3182" calcext:value-type="float">
            <text:p><text:s/>113,1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3116570.792413" calcext:value-type="float">
            <text:p><text:s/>113,116,571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60272.2184515" calcext:value-type="float">
            <text:p><text:s/>18,860,27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" calcext:value-type="float">
            <text:p><text:s/>-0 <text:s/></text:p>
          </table:table-cell>
          <table:table-cell table:style-name="ce43" office:value-type="float" office:value="-506032.875703915" calcext:value-type="float">
            <text:p><text:s/>-506,03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883305.876817" calcext:value-type="float">
            <text:p><text:s/>118,883,30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09647.29333333" calcext:value-type="float">
            <text:p><text:s/>4,009,647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9890.04888889" calcext:value-type="float">
            <text:p><text:s/>3,109,890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34478.6329657" calcext:value-type="float">
            <text:p><text:s/>55,834,479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30827.3132686" calcext:value-type="float">
            <text:p><text:s/>44,530,827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2.29210444444" calcext:value-type="float">
            <text:p><text:s/>1,652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136.620555556" calcext:value-type="float">
            <text:p><text:s/>762,137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634673.6757003" calcext:value-type="float">
            <text:p><text:s/>10,634,674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3546.03666667" calcext:value-type="float">
            <text:p><text:s/>1,883,546 <text:s/></text:p>
          </table:table-cell>
          <table:table-cell table:style-name="ce42" office:value-type="float" office:value="103930283.480416" calcext:value-type="float">
            <text:p><text:s/>103,930,283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3546.03666667" calcext:value-type="float">
            <text:p><text:s/>1,883,546 <text:s/></text:p>
          </table:table-cell>
          <table:table-cell table:style-name="ce42" office:value-type="float" office:value="86371882.7633169" calcext:value-type="float">
            <text:p><text:s/>86,371,883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558400.7170987" calcext:value-type="float">
            <text:p><text:s/>17,558,401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6361.717866667" calcext:value-type="float">
            <text:p><text:s/>476,362 <text:s/></text:p>
          </table:table-cell>
          <table:table-cell table:style-name="ce42" office:value-type="float" office:value="6204268.32906443" calcext:value-type="float">
            <text:p><text:s/>6,204,26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8.11681777778" calcext:value-type="float">
            <text:p><text:s/>2,028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841.154666667" calcext:value-type="float">
            <text:p><text:s/>397,841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718.261333333" calcext:value-type="float">
            <text:p><text:s/>396,718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4.93263333333" calcext:value-type="float">
            <text:p><text:s/>1,735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6361.717866667" calcext:value-type="float">
            <text:p><text:s/>476,362 <text:s/></text:p>
          </table:table-cell>
          <table:table-cell table:style-name="ce42" office:value-type="float" office:value="3896793.18810773" calcext:value-type="float">
            <text:p><text:s/>3,896,793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3646.288233333" calcext:value-type="float">
            <text:p><text:s/>893,646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953.497777778" calcext:value-type="float">
            <text:p><text:s/>383,953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322.416604444" calcext:value-type="float">
            <text:p><text:s/>189,32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230.4728900274" calcext:value-type="float">
            <text:p><text:s/>42,230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15044.38072" calcext:value-type="float">
            <text:p><text:s/>915,044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3182" calcext:value-type="float">
            <text:p><text:s/>113,182 <text:s/></text:p>
          </table:table-cell>
          <table:table-cell table:style-name="ce44" office:value-type="float" office:value="1407184.3188" calcext:value-type="float">
            <text:p><text:s/>1,407,184 <text:s/></text:p>
          </table:table-cell>
          <table:table-cell table:style-name="ce44" office:value-type="float" office:value="72689996.3434794" calcext:value-type="float">
            <text:p><text:s/>72,689,99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3182" calcext:value-type="float">
            <text:p><text:s/>113,182 <text:s/></text:p>
          </table:table-cell>
          <table:table-cell table:style-name="ce44" office:value-type="float" office:value="1407184.3188" calcext:value-type="float">
            <text:p><text:s/>1,407,184 <text:s/></text:p>
          </table:table-cell>
          <table:table-cell table:style-name="ce44" office:value-type="float" office:value="49211763.6376381" calcext:value-type="float">
            <text:p><text:s/>49,211,76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7184.3188" calcext:value-type="float">
            <text:p><text:s/>1,407,184 <text:s/></text:p>
          </table:table-cell>
          <table:table-cell table:style-name="ce42" office:value-type="float" office:value="23560867.2142882" calcext:value-type="float">
            <text:p><text:s/>23,560,867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07.6065088889" calcext:value-type="float">
            <text:p><text:s/>89,608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01.2797037037" calcext:value-type="float">
            <text:p><text:s/>20,201 <text:s/></text:p>
          </table:table-cell>
          <table:table-cell table:style-name="ce42" office:value-type="float" office:value="719730.86109973" calcext:value-type="float">
            <text:p><text:s/>719,731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677.4611851852" calcext:value-type="float">
            <text:p><text:s/>42,677 <text:s/></text:p>
          </table:table-cell>
          <table:table-cell table:style-name="ce42" office:value-type="float" office:value="1349568.16858752" calcext:value-type="float">
            <text:p><text:s/>1,349,56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756.1828522222" calcext:value-type="float">
            <text:p><text:s/>64,756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87.4950288889" calcext:value-type="float">
            <text:p><text:s/>47,287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8.4106666667" calcext:value-type="float">
            <text:p><text:s/>16,288 <text:s/></text:p>
          </table:table-cell>
          <table:table-cell table:style-name="ce42" office:value-type="float" office:value="1061845.29114081" calcext:value-type="float">
            <text:p><text:s/>1,061,845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001.4380088889" calcext:value-type="float">
            <text:p><text:s/>56,001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0358.61091111" calcext:value-type="float">
            <text:p><text:s/>1,260,359 <text:s/></text:p>
          </table:table-cell>
          <table:table-cell table:style-name="ce42" office:value-type="float" office:value="7730182.72431962" calcext:value-type="float">
            <text:p><text:s/>7,730,183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0358.61091111" calcext:value-type="float">
            <text:p><text:s/>1,260,359 <text:s/></text:p>
          </table:table-cell>
          <table:table-cell table:style-name="ce42" office:value-type="float" office:value="5789258.56602745" calcext:value-type="float">
            <text:p><text:s/>5,789,259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101.3834" calcext:value-type="float">
            <text:p>( 14,101 <text:s/>)</text:p>
          </table:table-cell>
          <table:table-cell table:style-name="ce45" office:value-type="float" office:value="1064276.38043023" calcext:value-type="float">
            <text:p>( 1,064,276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46257.22751111" calcext:value-type="float">
            <text:p>( 1,246,257 <text:s/>)</text:p>
          </table:table-cell>
          <table:table-cell table:style-name="ce45" office:value-type="float" office:value="4550941.64991277" calcext:value-type="float">
            <text:p>( 4,550,942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964.97777777778" calcext:value-type="float">
            <text:p>( 2,965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617.0584157" calcext:value-type="float">
            <text:p><text:s/>1,158,61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385.933807582" calcext:value-type="float">
            <text:p><text:s/>456,38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25921.166068889" calcext:value-type="float">
            <text:p><text:s/>325,92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111.549191111" calcext:value-type="float">
            <text:p><text:s/>466,112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137.717474444" calcext:value-type="float">
            <text:p><text:s/>165,138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8226.107047778" calcext:value-type="float">
            <text:p><text:s/>528,226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5380.67501" calcext:value-type="float">
            <text:p><text:s/>2,515,381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7477.76378222" calcext:value-type="float">
            <text:p><text:s/>1,587,478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7902.911227778" calcext:value-type="float">
            <text:p><text:s/>927,903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7659.5135755556" calcext:value-type="float">
            <text:p>( 87,66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22277.4793" calcext:value-type="float">
            <text:p>( 222,27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34.10188888889" calcext:value-type="float">
            <text:p><text:s/>7,834 <text:s/></text:p>
          </table:table-cell>
          <table:table-cell table:style-name="ce42" office:value-type="float" office:value="3298262.50502778" calcext:value-type="float">
            <text:p><text:s/>3,298,263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0.46113333333" calcext:value-type="float">
            <text:p><text:s/>4,700 <text:s/></text:p>
          </table:table-cell>
          <table:table-cell table:style-name="ce42" office:value-type="float" office:value="3110314.71346667" calcext:value-type="float">
            <text:p><text:s/>3,110,31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3.64075555556" calcext:value-type="float">
            <text:p><text:s/>3,134 <text:s/></text:p>
          </table:table-cell>
          <table:table-cell table:style-name="ce42" office:value-type="float" office:value="187947.791561111" calcext:value-type="float">
            <text:p><text:s/>187,94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133.64075555556" calcext:value-type="float">
            <text:p>( 3,134 <text:s/>)</text:p>
          </table:table-cell>
          <table:table-cell table:style-name="ce45" office:value-type="float" office:value="73800.70439" calcext:value-type="float">
            <text:p>( 73,80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412.291974444" calcext:value-type="float">
            <text:p><text:s/>607,412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1773.931843333" calcext:value-type="float">
            <text:p><text:s/>161,77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824.4544444444" calcext:value-type="float">
            <text:p><text:s/>59,824 <text:s/></text:p>
          </table:table-cell>
          <table:table-cell table:style-name="ce42" office:value-type="float" office:value="3439958.42449485" calcext:value-type="float">
            <text:p><text:s/>3,439,958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824.4544444444" calcext:value-type="float">
            <text:p><text:s/>59,824 <text:s/></text:p>
          </table:table-cell>
          <table:table-cell table:style-name="ce42" office:value-type="float" office:value="2100562.73040222" calcext:value-type="float">
            <text:p><text:s/>2,100,563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278.839903333" calcext:value-type="float">
            <text:p><text:s/>242,279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831.09496" calcext:value-type="float">
            <text:p><text:s/>81,831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781.982371111" calcext:value-type="float">
            <text:p><text:s/>261,782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532.525260142" calcext:value-type="float">
            <text:p><text:s/>497,533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869.746578889" calcext:value-type="float">
            <text:p><text:s/>128,87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330.0556044445" calcext:value-type="float">
            <text:p><text:s/>47,330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95024.7804444" calcext:value-type="float">
            <text:p><text:s/>12,695,02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66.2222222222" calcext:value-type="float">
            <text:p><text:s/>84,766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98384.5702111" calcext:value-type="float">
            <text:p><text:s/>12,198,38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517.715997778" calcext:value-type="float">
            <text:p><text:s/>132,518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2.13868" calcext:value-type="float">
            <text:p><text:s/>3,962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394.133333333" calcext:value-type="float">
            <text:p><text:s/>275,394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074.860336667" calcext:value-type="float">
            <text:p><text:s/>667,075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221.196218889" calcext:value-type="float">
            <text:p><text:s/>225,221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1853.664117778" calcext:value-type="float">
            <text:p><text:s/>441,85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95.46" calcext:value-type="float">
            <text:p><text:s/>3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54132.68335753" calcext:value-type="float">
            <text:p><text:s/>5,854,133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4746.561144444" calcext:value-type="float">
            <text:p><text:s/>544,74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9377.42162109" calcext:value-type="float">
            <text:p><text:s/>1,189,377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447.381393333" calcext:value-type="float">
            <text:p><text:s/>122,447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71.62436" calcext:value-type="float">
            <text:p><text:s/>76,872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186.955362222" calcext:value-type="float">
            <text:p><text:s/>147,187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620.900346667" calcext:value-type="float">
            <text:p><text:s/>113,621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569.240113333" calcext:value-type="float">
            <text:p><text:s/>104,569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1950.802957778" calcext:value-type="float">
            <text:p><text:s/>821,951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95.46" calcext:value-type="float">
            <text:p><text:s/>3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4009.818656445" calcext:value-type="float">
            <text:p><text:s/>984,010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49351.97740222" calcext:value-type="float">
            <text:p><text:s/>1,749,352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9786.54" calcext:value-type="float">
            <text:p><text:s/>109,7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434664.0992112" calcext:value-type="float">
            <text:p><text:s/>6,434,66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78232.7058413" calcext:value-type="float">
            <text:p><text:s/>23,478,233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78232.7058413" calcext:value-type="float">
            <text:p><text:s/>23,478,233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498998.3377467" calcext:value-type="float">
            <text:p>( 19,498,998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037178.054963" calcext:value-type="float">
            <text:p><text:s/>230,037,178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302012.626" calcext:value-type="float">
            <text:p><text:s/>190,302,013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1.429" calcext:value-type="float">
            <text:p><text:s/>17,291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0030.999999" calcext:value-type="float">
            <text:p><text:s/>2,480,031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37842.999964" calcext:value-type="float">
            <text:p><text:s/>37,237,843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82644.999977" calcext:value-type="float">
            <text:p><text:s/>22,482,645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482644.999977" calcext:value-type="float">
            <text:p><text:s/>22,482,645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